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25" manifest:media-type=""/>
  <manifest:file-entry manifest:full-path="ObjectReplacements/Object 3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" manifest:version="1.3" manifest:media-type="application/vnd.oasis.opendocument.formula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3" manifest:media-type="application/vnd.oasis.opendocument.formula"/>
  <manifest:file-entry manifest:full-path="layout-cache" manifest:media-type="application/binary"/>
  <manifest:file-entry manifest:full-path="settings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content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manifest.rdf" manifest:media-type="application/rdf+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meta.xml" manifest:media-type="text/xml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Thumbnails/thumbnail.png" manifest:media-type="image/png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styles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eb4db4"/>
    </style:style>
    <style:style style:name="P5" style:family="paragraph" style:parent-style-name="Standard">
      <style:text-properties officeooo:rsid="0013ba7a" officeooo:paragraph-rsid="0013cd02"/>
    </style:style>
    <style:style style:name="P6" style:family="paragraph" style:parent-style-name="Standard">
      <style:text-properties officeooo:rsid="0013ba7a" officeooo:paragraph-rsid="00eb4db4"/>
    </style:style>
    <style:style style:name="P7" style:family="paragraph" style:parent-style-name="Standard">
      <style:text-properties officeooo:paragraph-rsid="001b4754"/>
    </style:style>
    <style:style style:name="P8" style:family="paragraph" style:parent-style-name="Standard">
      <style:text-properties officeooo:paragraph-rsid="001ce192"/>
    </style:style>
    <style:style style:name="P9" style:family="paragraph" style:parent-style-name="Standard">
      <style:text-properties officeooo:paragraph-rsid="001fa100"/>
    </style:style>
    <style:style style:name="P10" style:family="paragraph" style:parent-style-name="Standard">
      <style:text-properties officeooo:rsid="0023ea92" officeooo:paragraph-rsid="0023ea92"/>
    </style:style>
    <style:style style:name="P11" style:family="paragraph" style:parent-style-name="Standard">
      <style:text-properties officeooo:rsid="00298ab7" officeooo:paragraph-rsid="00298ab7"/>
    </style:style>
    <style:style style:name="P12" style:family="paragraph" style:parent-style-name="Standard">
      <style:text-properties officeooo:rsid="00298ab7" officeooo:paragraph-rsid="002e3703"/>
    </style:style>
    <style:style style:name="P13" style:family="paragraph" style:parent-style-name="Standard">
      <style:text-properties officeooo:rsid="002b8f69" officeooo:paragraph-rsid="002b8f69"/>
    </style:style>
    <style:style style:name="P14" style:family="paragraph" style:parent-style-name="Standard">
      <style:text-properties officeooo:rsid="002b8f69" officeooo:paragraph-rsid="00c87004"/>
    </style:style>
    <style:style style:name="P15" style:family="paragraph" style:parent-style-name="Standard">
      <style:text-properties officeooo:rsid="002f7dbb" officeooo:paragraph-rsid="0062162e"/>
    </style:style>
    <style:style style:name="P16" style:family="paragraph" style:parent-style-name="Standard">
      <style:text-properties officeooo:rsid="002f7dbb" officeooo:paragraph-rsid="006aa50f"/>
    </style:style>
    <style:style style:name="P17" style:family="paragraph" style:parent-style-name="Standard">
      <style:text-properties officeooo:rsid="002f7dbb" officeooo:paragraph-rsid="006c26ad"/>
    </style:style>
    <style:style style:name="P18" style:family="paragraph" style:parent-style-name="Standard">
      <style:text-properties officeooo:rsid="002f7dbb" officeooo:paragraph-rsid="006c96a8"/>
    </style:style>
    <style:style style:name="P19" style:family="paragraph" style:parent-style-name="Standard">
      <style:text-properties officeooo:rsid="002f7dbb" officeooo:paragraph-rsid="006ce159"/>
    </style:style>
    <style:style style:name="P20" style:family="paragraph" style:parent-style-name="Standard">
      <style:text-properties officeooo:rsid="002f7dbb" officeooo:paragraph-rsid="00c7af19"/>
    </style:style>
    <style:style style:name="P21" style:family="paragraph" style:parent-style-name="Standard">
      <style:text-properties officeooo:rsid="002f7dbb" officeooo:paragraph-rsid="00e75396"/>
    </style:style>
    <style:style style:name="P22" style:family="paragraph" style:parent-style-name="Standard">
      <style:text-properties officeooo:rsid="0030255c" officeooo:paragraph-rsid="0030255c"/>
    </style:style>
    <style:style style:name="P23" style:family="paragraph" style:parent-style-name="Standard">
      <style:text-properties officeooo:rsid="0030255c" officeooo:paragraph-rsid="006aa50f"/>
    </style:style>
    <style:style style:name="P24" style:family="paragraph" style:parent-style-name="Standard">
      <style:text-properties officeooo:rsid="0030255c" officeooo:paragraph-rsid="006b5bc9"/>
    </style:style>
    <style:style style:name="P25" style:family="paragraph" style:parent-style-name="Standard">
      <style:text-properties officeooo:rsid="0030255c" officeooo:paragraph-rsid="006e904c"/>
    </style:style>
    <style:style style:name="P26" style:family="paragraph" style:parent-style-name="Standard">
      <style:text-properties officeooo:rsid="0030255c" officeooo:paragraph-rsid="009eb43a"/>
    </style:style>
    <style:style style:name="P27" style:family="paragraph" style:parent-style-name="Standard">
      <style:text-properties officeooo:rsid="0030255c" officeooo:paragraph-rsid="00c67e96"/>
    </style:style>
    <style:style style:name="P28" style:family="paragraph" style:parent-style-name="Standard">
      <style:text-properties officeooo:rsid="0030d99f" officeooo:paragraph-rsid="0093a2a6"/>
    </style:style>
    <style:style style:name="P29" style:family="paragraph" style:parent-style-name="Standard">
      <style:text-properties officeooo:rsid="0030d99f" officeooo:paragraph-rsid="006aa50f"/>
    </style:style>
    <style:style style:name="P30" style:family="paragraph" style:parent-style-name="Standard">
      <style:text-properties officeooo:paragraph-rsid="0030d99f"/>
    </style:style>
    <style:style style:name="P31" style:family="paragraph" style:parent-style-name="Standard">
      <style:text-properties officeooo:paragraph-rsid="00333b02"/>
    </style:style>
    <style:style style:name="P32" style:family="paragraph" style:parent-style-name="Standard">
      <style:text-properties officeooo:rsid="00333b02" officeooo:paragraph-rsid="00433466"/>
    </style:style>
    <style:style style:name="P33" style:family="paragraph" style:parent-style-name="Standard">
      <style:text-properties officeooo:rsid="003c13b4" officeooo:paragraph-rsid="003c13b4"/>
    </style:style>
    <style:style style:name="P34" style:family="paragraph" style:parent-style-name="Standard">
      <style:text-properties officeooo:rsid="0041f697" officeooo:paragraph-rsid="00740e47"/>
    </style:style>
    <style:style style:name="P35" style:family="paragraph" style:parent-style-name="Standard">
      <style:text-properties officeooo:rsid="0041f697" officeooo:paragraph-rsid="0093a2a6"/>
    </style:style>
    <style:style style:name="P36" style:family="paragraph" style:parent-style-name="Standard">
      <style:text-properties officeooo:rsid="0041f697" officeooo:paragraph-rsid="00e75396"/>
    </style:style>
    <style:style style:name="P37" style:family="paragraph" style:parent-style-name="Standard">
      <style:text-properties officeooo:rsid="0041f697" officeooo:paragraph-rsid="006aa50f"/>
    </style:style>
    <style:style style:name="P38" style:family="paragraph" style:parent-style-name="Standard">
      <style:text-properties officeooo:rsid="0041f697" officeooo:paragraph-rsid="00e9c8cf"/>
    </style:style>
    <style:style style:name="P39" style:family="paragraph" style:parent-style-name="Standard">
      <style:text-properties officeooo:rsid="0047032a" officeooo:paragraph-rsid="0062162e"/>
    </style:style>
    <style:style style:name="P40" style:family="paragraph" style:parent-style-name="Standard">
      <style:text-properties officeooo:rsid="0047032a" officeooo:paragraph-rsid="00792785"/>
    </style:style>
    <style:style style:name="P41" style:family="paragraph" style:parent-style-name="Standard">
      <style:text-properties officeooo:rsid="0047032a" officeooo:paragraph-rsid="00abff4e"/>
    </style:style>
    <style:style style:name="P42" style:family="paragraph" style:parent-style-name="Standard">
      <style:text-properties officeooo:rsid="0047032a" officeooo:paragraph-rsid="00c87004"/>
    </style:style>
    <style:style style:name="P43" style:family="paragraph" style:parent-style-name="Standard">
      <style:text-properties officeooo:rsid="0047032a" officeooo:paragraph-rsid="006380e0"/>
    </style:style>
    <style:style style:name="P44" style:family="paragraph" style:parent-style-name="Standard">
      <style:text-properties officeooo:rsid="0047032a" officeooo:paragraph-rsid="00ca450b"/>
    </style:style>
    <style:style style:name="P45" style:family="paragraph" style:parent-style-name="Standard">
      <style:text-properties officeooo:rsid="0062162e" officeooo:paragraph-rsid="0062162e"/>
    </style:style>
    <style:style style:name="P46" style:family="paragraph" style:parent-style-name="Standard">
      <style:text-properties officeooo:rsid="0062162e" officeooo:paragraph-rsid="006b5bc9"/>
    </style:style>
    <style:style style:name="P47" style:family="paragraph" style:parent-style-name="Standard">
      <style:text-properties officeooo:paragraph-rsid="0062162e"/>
    </style:style>
    <style:style style:name="P48" style:family="paragraph" style:parent-style-name="Standard">
      <style:text-properties officeooo:paragraph-rsid="006380e0"/>
    </style:style>
    <style:style style:name="P49" style:family="paragraph" style:parent-style-name="Standard">
      <style:text-properties officeooo:paragraph-rsid="0047032a"/>
    </style:style>
    <style:style style:name="P50" style:family="paragraph" style:parent-style-name="Standard">
      <style:text-properties officeooo:rsid="005d3d16" officeooo:paragraph-rsid="006b5bc9"/>
    </style:style>
    <style:style style:name="P51" style:family="paragraph" style:parent-style-name="Standard">
      <style:text-properties officeooo:rsid="005d3d16" officeooo:paragraph-rsid="007025f2"/>
    </style:style>
    <style:style style:name="P52" style:family="paragraph" style:parent-style-name="Standard">
      <style:text-properties officeooo:rsid="006aa50f" officeooo:paragraph-rsid="006aa50f"/>
    </style:style>
    <style:style style:name="P53" style:family="paragraph" style:parent-style-name="Standard">
      <style:text-properties officeooo:paragraph-rsid="006b5bc9"/>
    </style:style>
    <style:style style:name="P54" style:family="paragraph" style:parent-style-name="Standard">
      <style:text-properties officeooo:rsid="002f0427" officeooo:paragraph-rsid="006b5bc9"/>
    </style:style>
    <style:style style:name="P55" style:family="paragraph" style:parent-style-name="Standard">
      <style:text-properties officeooo:rsid="006b5bc9" officeooo:paragraph-rsid="006b5bc9"/>
    </style:style>
    <style:style style:name="P56" style:family="paragraph" style:parent-style-name="Standard">
      <style:text-properties officeooo:rsid="006b5bc9" officeooo:paragraph-rsid="00eb4db4"/>
    </style:style>
    <style:style style:name="P57" style:family="paragraph" style:parent-style-name="Standard">
      <style:text-properties officeooo:rsid="007025f2" officeooo:paragraph-rsid="007025f2"/>
    </style:style>
    <style:style style:name="P58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59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0" style:family="paragraph" style:parent-style-name="Standard">
      <style:text-properties officeooo:rsid="001a560d" officeooo:paragraph-rsid="001a560d"/>
    </style:style>
    <style:style style:name="P61" style:family="paragraph" style:parent-style-name="Standard">
      <style:text-properties officeooo:rsid="006ce159" officeooo:paragraph-rsid="006c26ad"/>
    </style:style>
    <style:style style:name="P62" style:family="paragraph" style:parent-style-name="Standard">
      <style:text-properties officeooo:paragraph-rsid="00953d61"/>
    </style:style>
    <style:style style:name="P63" style:family="paragraph" style:parent-style-name="Standard">
      <style:text-properties officeooo:paragraph-rsid="00983ce0"/>
    </style:style>
    <style:style style:name="P64" style:family="paragraph" style:parent-style-name="Standard">
      <style:text-properties officeooo:paragraph-rsid="006c96a8"/>
    </style:style>
    <style:style style:name="P65" style:family="paragraph" style:parent-style-name="Standard">
      <style:text-properties officeooo:rsid="00aa3ca6" officeooo:paragraph-rsid="00aa3ca6"/>
    </style:style>
    <style:style style:name="P66" style:family="paragraph" style:parent-style-name="Standard">
      <style:text-properties officeooo:paragraph-rsid="00b2e5f8"/>
    </style:style>
    <style:style style:name="P67" style:family="paragraph" style:parent-style-name="Standard">
      <style:text-properties officeooo:rsid="0047dae3" officeooo:paragraph-rsid="0047dae3"/>
    </style:style>
    <style:style style:name="P68" style:family="paragraph" style:parent-style-name="Standard">
      <style:text-properties officeooo:rsid="001ce192" officeooo:paragraph-rsid="000ffb35"/>
    </style:style>
    <style:style style:name="P69" style:family="paragraph" style:parent-style-name="Standard">
      <style:text-properties officeooo:rsid="00b8f63d" officeooo:paragraph-rsid="00b8f63d"/>
    </style:style>
    <style:style style:name="P70" style:family="paragraph" style:parent-style-name="Standard">
      <style:text-properties officeooo:rsid="00b9b6a8" officeooo:paragraph-rsid="00b9b6a8"/>
    </style:style>
    <style:style style:name="P71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2" style:family="paragraph" style:parent-style-name="Standard">
      <style:text-properties officeooo:rsid="007227ab" officeooo:paragraph-rsid="0062162e"/>
    </style:style>
    <style:style style:name="P73" style:family="paragraph" style:parent-style-name="Standard">
      <style:text-properties officeooo:rsid="00c67e96" officeooo:paragraph-rsid="00c67e96"/>
    </style:style>
    <style:style style:name="P74" style:family="paragraph" style:parent-style-name="Standard">
      <style:text-properties officeooo:rsid="00c7bf39" officeooo:paragraph-rsid="001b4754"/>
    </style:style>
    <style:style style:name="P75" style:family="paragraph" style:parent-style-name="Standard">
      <style:text-properties officeooo:rsid="00c7bf39" officeooo:paragraph-rsid="00c7bf39"/>
    </style:style>
    <style:style style:name="P76" style:family="paragraph" style:parent-style-name="Standard">
      <style:text-properties officeooo:paragraph-rsid="00c87004"/>
    </style:style>
    <style:style style:name="P77" style:family="paragraph" style:parent-style-name="Standard">
      <style:text-properties officeooo:rsid="00ca450b" officeooo:paragraph-rsid="00ca450b"/>
    </style:style>
    <style:style style:name="P78" style:family="paragraph" style:parent-style-name="Standard">
      <style:text-properties officeooo:rsid="00d30adb" officeooo:paragraph-rsid="00d30adb"/>
    </style:style>
    <style:style style:name="P79" style:family="paragraph" style:parent-style-name="Standard">
      <style:text-properties officeooo:rsid="00d30adb" officeooo:paragraph-rsid="00d417fa"/>
    </style:style>
    <style:style style:name="P80" style:family="paragraph" style:parent-style-name="Standard">
      <style:text-properties officeooo:rsid="00d3667a" officeooo:paragraph-rsid="00d3667a"/>
    </style:style>
    <style:style style:name="P81" style:family="paragraph" style:parent-style-name="Standard">
      <style:text-properties officeooo:paragraph-rsid="00d30adb"/>
    </style:style>
    <style:style style:name="P82" style:family="paragraph" style:parent-style-name="Standard">
      <style:text-properties officeooo:rsid="00db0418" officeooo:paragraph-rsid="00db0418"/>
    </style:style>
    <style:style style:name="P83" style:family="paragraph" style:parent-style-name="Standard">
      <style:text-properties officeooo:rsid="00db0418" officeooo:paragraph-rsid="00d911df"/>
    </style:style>
    <style:style style:name="P84" style:family="paragraph" style:parent-style-name="Standard">
      <style:text-properties officeooo:rsid="00e75396" officeooo:paragraph-rsid="00e75396"/>
    </style:style>
    <style:style style:name="P85" style:family="paragraph" style:parent-style-name="Standard">
      <style:text-properties officeooo:paragraph-rsid="00e75396"/>
    </style:style>
    <style:style style:name="P86" style:family="paragraph" style:parent-style-name="Standard">
      <style:text-properties officeooo:rsid="00dc6155" officeooo:paragraph-rsid="00e75396"/>
    </style:style>
    <style:style style:name="P87" style:family="paragraph" style:parent-style-name="Standard">
      <style:text-properties officeooo:rsid="00e95667" officeooo:paragraph-rsid="00e95667"/>
    </style:style>
    <style:style style:name="P88" style:family="paragraph" style:parent-style-name="Standard">
      <style:text-properties officeooo:rsid="00e95667" officeooo:paragraph-rsid="00e96ba8"/>
    </style:style>
    <style:style style:name="P89" style:family="paragraph" style:parent-style-name="Standard">
      <style:text-properties officeooo:rsid="00e95667" officeooo:paragraph-rsid="0103dac1"/>
    </style:style>
    <style:style style:name="P90" style:family="paragraph" style:parent-style-name="Standard">
      <style:text-properties officeooo:rsid="00e96ba8" officeooo:paragraph-rsid="00e96ba8"/>
    </style:style>
    <style:style style:name="P91" style:family="paragraph" style:parent-style-name="Standard">
      <style:text-properties officeooo:rsid="00e96ba8" officeooo:paragraph-rsid="00f11bf0"/>
    </style:style>
    <style:style style:name="P92" style:family="paragraph" style:parent-style-name="Standard">
      <style:text-properties officeooo:rsid="00e982a6" officeooo:paragraph-rsid="00e982a6"/>
    </style:style>
    <style:style style:name="P93" style:family="paragraph" style:parent-style-name="Standard">
      <style:text-properties officeooo:rsid="00e982a6" officeooo:paragraph-rsid="00e96ba8"/>
    </style:style>
    <style:style style:name="P94" style:family="paragraph" style:parent-style-name="Standard">
      <style:text-properties officeooo:rsid="002e70e1" officeooo:paragraph-rsid="00e9c8cf"/>
    </style:style>
    <style:style style:name="P95" style:family="paragraph" style:parent-style-name="Standard">
      <style:text-properties officeooo:rsid="002e70e1" officeooo:paragraph-rsid="00eb4db4"/>
    </style:style>
    <style:style style:name="P96" style:family="paragraph" style:parent-style-name="Standard">
      <style:text-properties officeooo:rsid="00eb4db4" officeooo:paragraph-rsid="00eb4db4"/>
    </style:style>
    <style:style style:name="P97" style:family="paragraph" style:parent-style-name="Standard">
      <style:text-properties officeooo:paragraph-rsid="00eb4db4"/>
    </style:style>
    <style:style style:name="P98" style:family="paragraph" style:parent-style-name="Standard">
      <style:text-properties officeooo:rsid="00dff138" officeooo:paragraph-rsid="006b5bc9"/>
    </style:style>
    <style:style style:name="P99" style:family="paragraph" style:parent-style-name="Standard">
      <style:text-properties officeooo:rsid="00dff138" officeooo:paragraph-rsid="00eb4db4"/>
    </style:style>
    <style:style style:name="P100" style:family="paragraph" style:parent-style-name="Standard">
      <style:text-properties officeooo:rsid="0017bfa1" officeooo:paragraph-rsid="00eb4db4"/>
    </style:style>
    <style:style style:name="P101" style:family="paragraph" style:parent-style-name="Standard">
      <style:text-properties officeooo:rsid="005822aa" officeooo:paragraph-rsid="00eb4db4"/>
    </style:style>
    <style:style style:name="P102" style:family="paragraph" style:parent-style-name="Standard">
      <style:text-properties officeooo:rsid="009d7745" officeooo:paragraph-rsid="00eb4db4"/>
    </style:style>
    <style:style style:name="P103" style:family="paragraph" style:parent-style-name="Standard">
      <style:text-properties officeooo:rsid="007c7c90" officeooo:paragraph-rsid="00eb4db4"/>
    </style:style>
    <style:style style:name="P104" style:family="paragraph" style:parent-style-name="Standard">
      <style:text-properties officeooo:rsid="009f4918" officeooo:paragraph-rsid="00eb4db4"/>
    </style:style>
    <style:style style:name="P105" style:family="paragraph" style:parent-style-name="Standard">
      <style:text-properties officeooo:rsid="00e9c8cf" officeooo:paragraph-rsid="00eb4db4"/>
    </style:style>
    <style:style style:name="P106" style:family="paragraph" style:parent-style-name="Standard">
      <style:text-properties officeooo:rsid="00f36b4e" officeooo:paragraph-rsid="00f36b4e"/>
    </style:style>
    <style:style style:name="P107" style:family="paragraph" style:parent-style-name="Standard">
      <style:text-properties officeooo:rsid="00f36b4e" officeooo:paragraph-rsid="0108ecd0"/>
    </style:style>
    <style:style style:name="P108" style:family="paragraph" style:parent-style-name="Standard">
      <style:text-properties officeooo:rsid="00f6c0e9" officeooo:paragraph-rsid="00f6c0e9"/>
    </style:style>
    <style:style style:name="P109" style:family="paragraph" style:parent-style-name="Standard">
      <style:text-properties officeooo:rsid="00f6c0e9" officeooo:paragraph-rsid="01075ad4"/>
    </style:style>
    <style:style style:name="P110" style:family="paragraph" style:parent-style-name="Standard">
      <style:text-properties officeooo:rsid="01046086" officeooo:paragraph-rsid="0105c8fb"/>
    </style:style>
    <style:style style:name="P111" style:family="paragraph" style:parent-style-name="Standard">
      <style:text-properties officeooo:rsid="0105c8fb" officeooo:paragraph-rsid="0105c8fb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fo:font-style="italic" officeooo:rsid="004d63d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a799c" style:font-style-asian="normal" style:font-style-complex="normal"/>
    </style:style>
    <style:style style:name="T23" style:family="text">
      <style:text-properties fo:font-style="normal" officeooo:rsid="004d63dc" style:font-style-asian="normal" style:font-style-complex="normal"/>
    </style:style>
    <style:style style:name="T24" style:family="text">
      <style:text-properties fo:font-style="normal" officeooo:rsid="005995f1" style:font-style-asian="normal" style:font-style-complex="normal"/>
    </style:style>
    <style:style style:name="T25" style:family="text">
      <style:text-properties fo:font-style="normal" officeooo:rsid="005c510d" style:font-style-asian="normal" style:font-style-complex="normal"/>
    </style:style>
    <style:style style:name="T26" style:family="text">
      <style:text-properties fo:font-style="normal" officeooo:rsid="0062162e" style:font-style-asian="normal" style:font-style-complex="normal"/>
    </style:style>
    <style:style style:name="T27" style:family="text">
      <style:text-properties fo:font-style="normal" officeooo:rsid="006b5bc9" style:font-style-asian="normal" style:font-style-complex="normal"/>
    </style:style>
    <style:style style:name="T28" style:family="text">
      <style:text-properties fo:font-style="normal" officeooo:rsid="006e904c" style:font-style-asian="normal" style:font-style-complex="normal"/>
    </style:style>
    <style:style style:name="T29" style:family="text">
      <style:text-properties officeooo:rsid="0056281f"/>
    </style:style>
    <style:style style:name="T30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1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2" style:family="text">
      <style:text-properties officeooo:rsid="005822aa"/>
    </style:style>
    <style:style style:name="T33" style:family="text">
      <style:text-properties officeooo:rsid="00605f5e"/>
    </style:style>
    <style:style style:name="T34" style:family="text">
      <style:text-properties officeooo:rsid="006380e0"/>
    </style:style>
    <style:style style:name="T3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6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37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38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e75396" style:font-size-asian="12pt" style:font-style-asian="normal" style:font-weight-asian="normal" style:font-size-complex="12pt"/>
    </style:style>
    <style:style style:name="T43" style:family="text">
      <style:text-properties officeooo:rsid="0062162e"/>
    </style:style>
    <style:style style:name="T44" style:family="text">
      <style:text-properties officeooo:rsid="006b5bc9"/>
    </style:style>
    <style:style style:name="T45" style:family="text">
      <style:text-properties officeooo:rsid="006c96a8"/>
    </style:style>
    <style:style style:name="T46" style:family="text">
      <style:text-properties officeooo:rsid="006ce159"/>
    </style:style>
    <style:style style:name="T47" style:family="text">
      <style:text-properties officeooo:rsid="006e904c"/>
    </style:style>
    <style:style style:name="T48" style:family="text">
      <style:text-properties officeooo:rsid="007025f2"/>
    </style:style>
    <style:style style:name="T49" style:family="text">
      <style:text-properties officeooo:rsid="00760b4d"/>
    </style:style>
    <style:style style:name="T50" style:family="text">
      <style:text-properties officeooo:rsid="00838c62"/>
    </style:style>
    <style:style style:name="T51" style:family="text">
      <style:text-properties officeooo:rsid="00953d61"/>
    </style:style>
    <style:style style:name="T52" style:family="text">
      <style:text-properties officeooo:rsid="00983ce0"/>
    </style:style>
    <style:style style:name="T53" style:family="text">
      <style:text-properties officeooo:rsid="009eb43a"/>
    </style:style>
    <style:style style:name="T54" style:family="text">
      <style:text-properties officeooo:rsid="00a00e39"/>
    </style:style>
    <style:style style:name="T55" style:family="text">
      <style:text-properties officeooo:rsid="00a4e2f3"/>
    </style:style>
    <style:style style:name="T56" style:family="text">
      <style:text-properties officeooo:rsid="00b153a3"/>
    </style:style>
    <style:style style:name="T57" style:family="text">
      <style:text-properties officeooo:rsid="00b2e5f8"/>
    </style:style>
    <style:style style:name="T58" style:family="text">
      <style:text-properties officeooo:rsid="00b3ceac"/>
    </style:style>
    <style:style style:name="T59" style:family="text">
      <style:text-properties officeooo:rsid="00bfa910"/>
    </style:style>
    <style:style style:name="T60" style:family="text">
      <style:text-properties officeooo:rsid="00c5aa9d"/>
    </style:style>
    <style:style style:name="T61" style:family="text">
      <style:text-properties officeooo:rsid="00c67e96"/>
    </style:style>
    <style:style style:name="T62" style:family="text">
      <style:text-properties officeooo:rsid="00c7af19"/>
    </style:style>
    <style:style style:name="T63" style:family="text">
      <style:text-properties officeooo:rsid="00ca450b"/>
    </style:style>
    <style:style style:name="T64" style:family="text">
      <style:text-properties officeooo:rsid="00d417fa"/>
    </style:style>
    <style:style style:name="T65" style:family="text">
      <style:text-properties officeooo:rsid="00e01356"/>
    </style:style>
    <style:style style:name="T66" style:family="text">
      <style:text-properties officeooo:rsid="00e535c3"/>
    </style:style>
    <style:style style:name="T67" style:family="text">
      <style:text-properties officeooo:rsid="00e75396"/>
    </style:style>
    <style:style style:name="T68" style:family="text">
      <style:text-properties officeooo:rsid="0041f697"/>
    </style:style>
    <style:style style:name="T69" style:family="text">
      <style:text-properties officeooo:rsid="00e9c8cf"/>
    </style:style>
    <style:style style:name="T70" style:family="text">
      <style:text-properties officeooo:rsid="00eb4db4"/>
    </style:style>
    <style:style style:name="T71" style:family="text">
      <style:text-properties officeooo:rsid="00eb8bb3"/>
    </style:style>
    <style:style style:name="T72" style:family="text">
      <style:text-properties officeooo:rsid="00ebe251"/>
    </style:style>
    <style:style style:name="T73" style:family="text">
      <style:text-properties officeooo:rsid="00ee6ba8"/>
    </style:style>
    <style:style style:name="T74" style:family="text">
      <style:text-properties officeooo:rsid="00ef35ab"/>
    </style:style>
    <style:style style:name="T75" style:family="text">
      <style:text-properties officeooo:rsid="00f11bf0"/>
    </style:style>
    <style:style style:name="T76" style:family="text">
      <style:text-properties officeooo:rsid="00f14580"/>
    </style:style>
    <style:style style:name="T77" style:family="text">
      <style:text-properties officeooo:rsid="00f4c75f"/>
    </style:style>
    <style:style style:name="T78" style:family="text">
      <style:text-properties officeooo:rsid="00f55486"/>
    </style:style>
    <style:style style:name="T79" style:family="text">
      <style:text-properties officeooo:rsid="00f58d49"/>
    </style:style>
    <style:style style:name="T80" style:family="text">
      <style:text-properties officeooo:rsid="00f77bd6"/>
    </style:style>
    <style:style style:name="T81" style:family="text">
      <style:text-properties officeooo:rsid="00f95f7f"/>
    </style:style>
    <style:style style:name="T82" style:family="text">
      <style:text-properties officeooo:rsid="00fac8cc"/>
    </style:style>
    <style:style style:name="T83" style:family="text">
      <style:text-properties officeooo:rsid="00ff4374"/>
    </style:style>
    <style:style style:name="T84" style:family="text">
      <style:text-properties officeooo:rsid="0103dac1"/>
    </style:style>
    <style:style style:name="T85" style:family="text">
      <style:text-properties officeooo:rsid="0105c8fb"/>
    </style:style>
    <style:style style:name="T86" style:family="text">
      <style:text-properties officeooo:rsid="010699f9"/>
    </style:style>
    <style:style style:name="T87" style:family="text">
      <style:text-properties officeooo:rsid="0108ecd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text:span text:style-name="T73">A g</text:span>eneralized Llewellyn Thomas algorithm for solving banded cyclic/periodic matrices: 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4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0">A periodic version of a banded matrix can come from periodic boundary conditions. In these cases, none of the coefficients above are zero, whereas in a “regular” banded matrix, the boundary conditions make the off diagonal terms 0. </text:p>
      <text:p text:style-name="P5"/>
      <text:p text:style-name="P7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7"/>
      <text:p text:style-name="P7"><draw:frame draw:style-name="fr2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4"/>
      <text:p text:style-name="P7"/>
      <text:p text:style-name="P97"><text:span text:style-name="T70">We will develop three versions of an inherently serial iterative algorithm for solving these systems. First, the</text:span> system can be solved in O[n] with <text:span text:style-name="T70">what we shall call the forward </text:span>algorithm. </text:p>
      <text:p text:style-name="P97"/>
      <text:p text:style-name="P96">Forward algorithm:</text:p>
      <text:p text:style-name="P97"/>
      <text:p text:style-name="P97">Starting with the 1st and nth equations and working inwards to the 2nd and n-1st an so on, for the jth pair of equations <text:s/>we can write, <text:span text:style-name="T72">for the three point equations</text:span>:</text:p>
      <text:p text:style-name="P31">for <text:s/><text:span text:style-name="T12">j:{2,3,4…} 1 &lt; j &lt; n/2 <text:s/></text:span></text:p>
      <text:p text:style-name="P2"/>
      <text:p text:style-name="P2"/>
      <text:p text:style-name="P2"><draw:frame draw:style-name="fr2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2">which we rewrite as</text:p>
      <text:p text:style-name="P2"/>
      <text:p text:style-name="P2"><draw:frame draw:style-name="fr2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6">for <text:s/><text:span text:style-name="T12">j:{1,2,3,4…} 0 &lt; j &lt; n/2 </text:span></text:p>
      <text:p text:style-name="P31"><text:span text:style-name="T57">defining</text:span> <draw:frame draw:style-name="fr2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1"/>
      <text:p text:style-name="P70">then we have</text:p>
      <text:p text:style-name="P31"><text:soft-page-break/><draw:frame draw:style-name="fr2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1"/>
      <text:p text:style-name="P31">and <draw:frame draw:style-name="fr2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58">because at j=1:</text:span></text:p>
      <text:p text:style-name="P31"/>
      <text:p text:style-name="P31"><draw:frame draw:style-name="fr2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3">Each pair is solved for in terms of the inner next pair of values. <text:s/>Using the first equation with j=1 yields the result for the second equation for j=2 by solving a 2x2 system of equations. <text:s/>Using the matrix<draw:frame draw:style-name="fr1" draw:name="Object62" text:anchor-type="as-char" svg:y="-0.1634in" svg:width="0.2571in" svg:height="0.2236in" draw:z-index="21"><draw:object xlink:href="./Object 82" xlink:type="simple" xlink:show="embed" xlink:actuate="onLoad"/><draw:image xlink:href="./ObjectReplacements/Object 82" xlink:type="simple" xlink:show="embed" xlink:actuate="onLoad"/><svg:desc>formula</svg:desc></draw:frame>and vector <draw:frame draw:style-name="fr1" draw:name="Object85" text:anchor-type="as-char" svg:y="-0.1484in" svg:width="0.2165in" svg:height="0.2091in" draw:z-index="22"><draw:object xlink:href="./Object 87" xlink:type="simple" xlink:show="embed" xlink:actuate="onLoad"/><draw:image xlink:href="./ObjectReplacements/Object 87" xlink:type="simple" xlink:show="embed" xlink:actuate="onLoad"/><svg:desc>formula</svg:desc></draw:frame><text:s text:c="2"/>the process is iterated repeatedly almost n/2 times, <text:span text:style-name="T52">solving for all the</text:span><text:span text:style-name="T2"> </text:span><text:span text:style-name="T2"><draw:frame draw:style-name="fr1" draw:name="Object83" text:anchor-type="as-char" svg:y="-0.1634in" svg:width="0.252in" svg:height="0.2236in" draw:z-index="23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2">and</text:span><draw:frame draw:style-name="fr1" draw:name="Object84" text:anchor-type="as-char" svg:y="-0.1484in" svg:width="0.2126in" svg:height="0.2091in" draw:z-index="24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63"/>
      <text:p text:style-name="P63">At the center of the matrix we have to solve either a 2x2 system of equations if n is even or a 3x3 system if n is odd. <text:s/>If n is even the final equation becomes, with j=n/2:</text:p>
      <text:p text:style-name="P2"/>
      <text:p text:style-name="P62"><draw:frame draw:style-name="fr2" draw:name="Object21" text:anchor-type="as-char" svg:y="-0.2992in" svg:width="6.3717in" svg:height="0.5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2"/>
      <text:p text:style-name="P79">which is <text:span text:style-name="T51">a </text:span>2x2 system solvable for the middle two <text:span text:style-name="T64">values:</text:span></text:p>
      <text:p text:style-name="P78"/>
      <text:p text:style-name="P80"><draw:frame draw:style-name="fr2" draw:name="Object5" text:anchor-type="as-char" svg:y="-0.3071in" svg:width="5.628in" svg:height="0.5598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1"/>
      <text:p text:style-name="P62"><text:s text:c="2"/></text:p>
      <text:p text:style-name="P71"/>
      <text:p text:style-name="P30">If n is odd, <text:span text:style-name="T16">the middle term is included</text:span>:</text:p>
      <text:p text:style-name="P2"/>
      <text:p text:style-name="P68"><draw:frame draw:style-name="fr2" draw:name="Object32" text:anchor-type="as-char" svg:y="-0.6354in" svg:width="3.8138in" svg:height="1.2701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68"/>
      <text:p text:style-name="P67">With</text:p>
      <text:p text:style-name="P32"/>
      <text:p text:style-name="P33"><draw:frame draw:style-name="fr1" draw:name="Object44" text:anchor-type="as-char" svg:y="-0.3937in" svg:width="3.8854in" svg:height="0.7307in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3"/>
      <text:p text:style-name="P33"><text:soft-page-break/><draw:frame draw:style-name="fr2" draw:name="Object45" text:anchor-type="as-char" svg:y="-0.4035in" svg:width="5.6437in" svg:height="0.7602in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69"/>
      <text:p text:style-name="P69">or, <text:span text:style-name="T59">writing the components of </text:span><text:span text:style-name="T59"><draw:frame draw:style-name="fr1" draw:name="Object74" text:anchor-type="as-char" svg:y="-0.1634in" svg:width="0.3862in" svg:height="0.2236in" draw:z-index="29"><draw:object xlink:href="./Object 74" xlink:type="simple" xlink:show="embed" xlink:actuate="onLoad"/><draw:image xlink:href="./ObjectReplacements/Object 74" xlink:type="simple" xlink:show="embed" xlink:actuate="onLoad"/></draw:frame></text:span><text:span text:style-name="T59">explicitly:</text:span></text:p>
      <text:p text:style-name="P33"/>
      <text:p text:style-name="P33"><draw:frame draw:style-name="fr2" draw:name="Object68" text:anchor-type="as-char" svg:y="-0.4417in" svg:width="4.0929in" svg:height="0.8134in" draw:z-index="3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49"/>
      <text:p text:style-name="P52">We can then solve for all of the <draw:frame draw:style-name="fr1" draw:name="Object34" text:anchor-type="as-char" svg:y="-0.1484in" svg:width="0.2063in" svg:height="0.2091in" draw:z-index="31"><draw:object xlink:href="./Object 34" xlink:type="simple" xlink:show="embed" xlink:actuate="onLoad"/><draw:image xlink:href="./ObjectReplacements/Object 34" xlink:type="simple" xlink:show="embed" xlink:actuate="onLoad"/></draw:frame><text:span text:style-name="T56">by back substitution using </text:span><text:span text:style-name="T56"><draw:frame draw:style-name="fr2" draw:name="Object31" text:anchor-type="as-char" svg:y="-0.2992in" svg:width="2.1575in" svg:height="0.552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49"/>
      <text:p text:style-name="P49"/>
      <text:p text:style-name="P9"><text:span text:style-name="T13">Similarly, 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9"/>
      <text:p text:style-name="P1"><draw:frame draw:style-name="fr2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0">We can then write, <text:span text:style-name="T10">for any set of 4 equations j</text:span>:</text:p>
      <text:p text:style-name="P10"/>
      <text:p text:style-name="P10"><draw:frame draw:style-name="fr2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8"/>
      <text:p text:style-name="P11">where we can <text:span text:style-name="T9">define</text:span> </text:p>
      <text:p text:style-name="P11"/>
      <text:p text:style-name="P12"><draw:frame draw:style-name="fr2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2" draw:name="Object15" text:anchor-type="as-char" svg:y="-0.4701in" svg:width="1.978in" svg:height="0.8571in" draw:z-index="3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1"/>
      <text:p text:style-name="P13">and then</text:p>
      <text:p text:style-name="P13"/>
      <text:p text:style-name="P14"><text:soft-page-break/><draw:frame draw:style-name="fr2" draw:name="Object11" text:anchor-type="as-char" svg:y="-1.0638in" svg:width="5.5016in" svg:height="2.150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6"><text:span text:style-name="T27">W</text:span><text:span text:style-name="T22">e </text:span><text:span text:style-name="T27">then </text:span><text:span text:style-name="T22">have either 5,6 or 7 rows left after iterating the recurrence relations: <text:s/></text:span><text:span text:style-name="T26">for example with </text:span><text:span text:style-name="T24">6 rows, </text:span><text:span text:style-name="T25">w</text:span><text:span text:style-name="T24">e have:</text:span></text:p>
      <text:p text:style-name="P76"><draw:frame draw:style-name="fr1" draw:name="Object42" text:anchor-type="as-char" svg:y="-0.7925in" svg:width="7.2256in" svg:height="1.5374in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3"/>
      <text:p text:style-name="P53"/>
      <text:p text:style-name="P50">but </text:p>
      <text:p text:style-name="P50"/>
      <text:p text:style-name="P50"><draw:frame draw:style-name="fr1" draw:name="Object37" text:anchor-type="as-char" svg:y="-0.7516in" svg:width="4.6398in" svg:height="1.4571in" draw:z-index="3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3"/>
      <text:p text:style-name="P50">and <text:span text:style-name="T33">so</text:span></text:p>
      <text:p text:style-name="P23"><text:soft-page-break/><draw:frame draw:style-name="fr1" draw:name="Object49" text:anchor-type="as-char" svg:y="-1.5189in" svg:width="5.1516in" svg:height="3.0839in" draw:z-index="3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3"/>
      <text:p text:style-name="P23"/>
      <text:p text:style-name="P65">and <text:span text:style-name="T14"><draw:frame draw:style-name="fr1" draw:name="Object41" text:anchor-type="as-char" svg:y="-0.7516in" svg:width="6.4319in" svg:height="1.4571in" draw:z-index="37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23"/>
      <text:p text:style-name="P23"/>
      <text:p text:style-name="P55">We can workout similar formulae for <text:span text:style-name="T43">5 and 7 </text:span>rows left, with:<text:span text:style-name="T43"> </text:span></text:p>
      <text:p text:style-name="P54"/>
      <text:p text:style-name="P53"><text:span text:style-name="T30"><draw:frame draw:style-name="fr1" draw:name="Object36" text:anchor-type="as-char" svg:y="-0.6681in" svg:width="3.0854in" svg:height="1.2898in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0"><text:s/></text:span><text:span text:style-name="T29">with 5 rows</text:span></text:p>
      <text:p text:style-name="P53"/>
      <text:p text:style-name="P53"/>
      <text:p text:style-name="P46">and</text:p>
      <text:p text:style-name="P53"><draw:frame draw:style-name="fr1" draw:name="Object43" text:anchor-type="as-char" svg:y="-0.928in" svg:width="4.0874in" svg:height="1.8098in" draw:z-index="39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2">with 7 rows</text:span></text:p>
      <text:p text:style-name="P24"><text:soft-page-break/></text:p>
      <text:p text:style-name="P23"/>
      <text:p text:style-name="P27">Writing more generally, <text:span text:style-name="T15">if we write </text:span>the first equation <text:span text:style-name="T61">corresponding to the 3 point formula</text:span></text:p>
      <text:p text:style-name="P27"/>
      <text:p text:style-name="P27"><draw:frame draw:style-name="fr2" draw:name="Object75" text:anchor-type="as-char" svg:y="-0.2744in" svg:width="5.0811in" svg:height="0.5016in" draw:z-index="40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7"/>
      <text:p text:style-name="P73">as</text:p>
      <text:p text:style-name="P16"/>
      <text:p text:style-name="P17"><draw:frame draw:style-name="fr1" draw:name="Object16" text:anchor-type="as-char" svg:y="-0.1744in" svg:width="1.952in" svg:height="0.2346in" draw:z-index="41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0">and defining </text:span><text:span text:style-name="T60"><draw:frame draw:style-name="fr1" draw:name="Object58" text:anchor-type="as-char" svg:y="-0.2598in" svg:width="0.972in" svg:height="0.4083in" draw:z-index="42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7"/>
      <text:p text:style-name="P19"><text:span text:style-name="T14">where</text:span><text:span text:style-name="T14"><draw:frame draw:style-name="fr1" draw:name="Object22" text:anchor-type="as-char" svg:y="-0.1484in" svg:width="0.2339in" svg:height="0.2091in" draw:z-index="43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19"/>
      <text:p text:style-name="P26"><draw:frame draw:style-name="fr1" draw:name="Object33" text:anchor-type="as-char" svg:y="-0.152in" svg:width="6.1752in" svg:height="0.222in" draw:z-index="4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6"><text:s/></text:p>
      <text:p text:style-name="P20"><text:span text:style-name="T53">with <text:s text:c="2"/></text:span><text:span text:style-name="T53"><draw:frame draw:style-name="fr1" draw:name="Object73" text:anchor-type="as-char" svg:y="-0.1744in" svg:width="0.2409in" svg:height="0.2346in" draw:z-index="45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3">defined similarly so that </text:span><text:span text:style-name="T53"><draw:frame draw:style-name="fr1" draw:name="Object72" text:anchor-type="as-char" svg:y="-0.1744in" svg:width="1.1972in" svg:height="0.2346in" draw:z-index="46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3">are defined (see Appendix) for jj every j KU apart.</text:span></text:p>
      <text:p text:style-name="P17"/>
      <text:p text:style-name="P19"><text:span text:style-name="T46">Substituting</text:span><draw:frame draw:style-name="fr1" draw:name="Object59" text:anchor-type="as-char" svg:y="-0.1634in" svg:width="0.2807in" svg:height="0.2236in" draw:z-index="47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5">and <text:s/></text:span><text:span text:style-name="T45"><draw:frame draw:style-name="fr1" draw:name="Object60" text:anchor-type="as-char" svg:y="-0.1484in" svg:width="0.2402in" svg:height="0.2091in" draw:z-index="48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5">defined as:</text:span></text:p>
      <text:p text:style-name="P19"/>
      <text:p text:style-name="P19"><draw:frame draw:style-name="fr1" draw:name="Object61" text:anchor-type="as-char" svg:y="-0.1634in" svg:width="1.4909in" svg:height="0.2362in" draw:z-index="49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0"><text:s/></text:span></text:p>
      <text:p text:style-name="P61">results in the second equation as</text:p>
      <text:p text:style-name="P17"/>
      <text:p text:style-name="P17"><text:span text:style-name="T14"><text:s/></text:span><text:span text:style-name="T14"><draw:frame draw:style-name="fr1" draw:name="Object24" text:anchor-type="as-char" svg:y="-0.1752in" svg:width="2.6839in" svg:height="0.2472in" draw:z-index="50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58"/>
      <text:p text:style-name="P18"><text:span text:style-name="T37">Using the </text:span><text:span text:style-name="T38">definition of </text:span><text:span text:style-name="T35"><draw:frame draw:style-name="fr1" draw:name="Object39" text:anchor-type="as-char" svg:y="-0.1634in" svg:width="0.2807in" svg:height="0.2236in" draw:z-index="51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7">and <text:s/></text:span><text:span text:style-name="T37"><draw:frame draw:style-name="fr1" draw:name="Object46" text:anchor-type="as-char" svg:y="-0.1484in" svg:width="0.2402in" svg:height="0.2091in" draw:z-index="5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7"><text:s/>and the second equation we can recognize </text:span><text:span text:style-name="T38">the recurrence relatio</text:span><text:span text:style-name="T37">ns:</text:span></text:p>
      <text:p text:style-name="P18"/>
      <text:p text:style-name="P18"><draw:frame draw:style-name="fr1" draw:name="Object25" text:anchor-type="as-char" svg:y="-0.2008in" svg:width="1.7965in" svg:height="0.2728in" draw:z-index="5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8"/>
      <text:p text:style-name="P64"><draw:frame draw:style-name="fr1" draw:name="Object26" text:anchor-type="as-char" svg:y="-0.2008in" svg:width="2.322in" svg:height="0.2736in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4"/>
      <text:p text:style-name="P29">which are solved every j<text:span text:style-name="T62">j</text:span>, reducing the number of equations by <text:span text:style-name="T44">(m-1)</text:span> <text:span text:style-name="T46">each iteration with <text:s/></text:span><text:span text:style-name="T30"><draw:frame draw:style-name="fr1" draw:name="Object56" text:anchor-type="as-char" svg:y="-0.2937in" svg:width="1.5654in" svg:height="0.5256in" draw:z-index="5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0"><text:s/></text:span><text:span text:style-name="T36">an </text:span><text:span text:style-name="T31">(</text:span><text:span text:style-name="T36">m-1)x(m-1) </text:span><text:span text:style-name="T41">orthogonal </text:span><text:span text:style-name="T36">matrix and </text:span><text:span text:style-name="T36"><draw:frame draw:style-name="fr1" draw:name="Object57" text:anchor-type="as-char" svg:y="-0.1626in" svg:width="0.528in" svg:height="0.2319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6">the </text:span><text:span text:style-name="T39">(m-1)/2x(m-1)/2</text:span><text:span text:style-name="T36"> identity matrix. </text:span></text:p>
      <text:p text:style-name="P37"/>
      <text:p text:style-name="P35">At the center of the <text:span text:style-name="T62">system </text:span>matrix, if <text:span text:style-name="T69">p=</text:span>modulo(n,m-<text:span text:style-name="T17">1</text:span>) <text:span text:style-name="T55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57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5"/>
      <text:p text:style-name="P28">so that the final inner values are given by</text:p>
      <text:p text:style-name="P34"/>
      <text:p text:style-name="P38"><draw:frame draw:style-name="fr1" draw:name="Object38" text:anchor-type="as-char" svg:y="-0.2008in" svg:width="2.7866in" svg:height="0.2736in" draw:z-index="58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49">for the last 2*(m-1) values at jj=n/2</text:span></text:p>
      <text:p text:style-name="P38"><text:soft-page-break/><text:span text:style-name="T49">More generally, i</text:span>f <text:span text:style-name="T69">p= </text:span>modulo(n,m-<text:span text:style-name="T47">1</text:span>) <text:span text:style-name="T69">and </text:span><text:span text:style-name="T69"><draw:frame draw:style-name="fr1" draw:name="Object110" text:anchor-type="as-char" svg:y="-0.1484in" svg:width="0.4102in" svg:height="0.1839in" draw:z-index="59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21">,</text:span><text:span text:style-name="T20"> </text:span><text:span text:style-name="T22">we have </text:span><text:span text:style-name="T28"><text:s/></text:span><text:span text:style-name="T22">m-</text:span><text:span text:style-name="T28">1</text:span><text:span text:style-name="T22">+p rows lef</text:span><text:span text:style-name="T23">t. <text:s/></text:span><text:span text:style-name="T28">The central rows can be written</text:span></text:p>
      <text:p text:style-name="P59"/>
      <text:p text:style-name="P41"><draw:frame draw:style-name="fr1" draw:name="Object28" text:anchor-type="as-char" svg:y="-0.1484in" svg:width="1.7256in" svg:height="0.2091in" draw:z-index="6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5"/>
      <text:p text:style-name="P57">We can then state that these central values are given by:</text:p>
      <text:p text:style-name="P39"/>
      <text:p text:style-name="P44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3">or </text:span></text:p>
      <text:p text:style-name="P77"/>
      <text:p text:style-name="P77"><draw:frame draw:style-name="fr1" draw:name="Object81" text:anchor-type="as-char" svg:y="-0.211in" svg:width="2.8799in" svg:height="0.2846in" draw:z-index="61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77"/>
      <text:p text:style-name="P77">where <draw:frame draw:style-name="fr1" draw:name="Object79" text:anchor-type="as-char" svg:y="-0.1634in" svg:width="1.1362in" svg:height="0.2244in" draw:z-index="62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63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4"><text:s/></text:p>
      <text:p text:style-name="P42"><text:span text:style-name="T19"><draw:frame draw:style-name="fr1" draw:name="Object48" text:anchor-type="as-char" svg:y="-0.198in" svg:width="0.211in" svg:height="0.2583in" draw:z-index="64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88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:</text:span><text:span text:style-name="T19"><draw:frame draw:style-name="fr1" draw:name="Object30" text:anchor-type="as-char" svg:y="-0.2807in" svg:width="4.0299in" svg:height="0.5346in" draw:z-index="94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2"/>
      <text:p text:style-name="P39"/>
      <text:p text:style-name="P45">In summary, the forward algorithm consists of computing the matrix and vector every (m-1) sets of rows with</text:p>
      <text:p text:style-name="P15"/>
      <text:p text:style-name="P15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5"/>
      <text:p text:style-name="P47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5"/>
      <text:p text:style-name="P45"><text:span text:style-name="T48">for</text:span> <text:span text:style-name="T34">n/(m-1) number of times. (integer division)</text:span></text:p>
      <text:p text:style-name="P45"/>
      <text:p text:style-name="P48"><text:span text:style-name="T43">then computing the m-1+p central values needing only </text:span><text:span text:style-name="T36"><draw:frame draw:style-name="fr1" draw:name="Object70" text:anchor-type="as-char" svg:y="-0.1634in" svg:width="0.4138in" svg:height="0.2236in" draw:z-index="65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7">and <text:s/></text:span><text:span text:style-name="T37"><draw:frame draw:style-name="fr1" draw:name="Object71" text:anchor-type="as-char" svg:y="-0.1484in" svg:width="0.3744in" svg:height="0.2091in" draw:z-index="66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7"><text:s/></text:span></text:p>
      <text:p text:style-name="P39"/>
      <text:p text:style-name="P43"><draw:frame draw:style-name="fr1" draw:name="Object29" text:anchor-type="as-char" svg:y="-0.211in" svg:width="3.302in" svg:height="0.2846in" draw:z-index="6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3"/>
      <text:p text:style-name="P77">or </text:p>
      <text:p text:style-name="P77"/>
      <text:p text:style-name="P77"><draw:frame draw:style-name="fr1" draw:name="Object76" text:anchor-type="as-char" svg:y="-0.211in" svg:width="2.8799in" svg:height="0.2846in" draw:z-index="82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77"/>
      <text:p text:style-name="P77">where <draw:frame draw:style-name="fr1" draw:name="Object77" text:anchor-type="as-char" svg:y="-0.1634in" svg:width="1.1362in" svg:height="0.2244in" draw:z-index="96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97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0"/>
      <text:p text:style-name="P48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5"/>
      <text:p text:style-name="P51"><text:soft-page-break/>Once the center values are known the stored matrices<text:span text:style-name="T1"><draw:frame draw:style-name="fr1" draw:name="Object12" text:anchor-type="as-char" svg:y="-0.1634in" svg:width="0.2807in" svg:height="0.2236in" draw:z-index="69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70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0">using </text:span><text:span text:style-name="T50"><draw:frame draw:style-name="fr1" draw:name="Object67" text:anchor-type="as-char" svg:y="-0.1634in" svg:width="1.4909in" svg:height="0.2362in" draw:z-index="71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0">.</text:span></text:p>
      <text:p text:style-name="P45"/>
      <text:p text:style-name="P98"/>
      <text:p text:style-name="P92">Reverse algorithm:</text:p>
      <text:p text:style-name="P84"/>
      <text:p text:style-name="P84">We can also solve the equations in reverse. Defining <draw:frame draw:style-name="fr1" draw:name="Object89" text:anchor-type="as-char" svg:y="-0.1484in" svg:width="1.4374in" svg:height="0.2217in" draw:z-index="72"><draw:object xlink:href="./Object 89" xlink:type="simple" xlink:show="embed" xlink:actuate="onLoad"/><draw:image xlink:href="./ObjectReplacements/Object 89" xlink:type="simple" xlink:show="embed" xlink:actuate="onLoad"/><svg:desc>formula</svg:desc></draw:frame>then <text:span text:style-name="T72">our equations are</text:span></text:p>
      <text:p text:style-name="P84"/>
      <text:p text:style-name="P8"><draw:frame draw:style-name="fr1" draw:name="Object90" text:anchor-type="as-char" svg:y="-0.1752in" svg:width="2.689in" svg:height="0.2472in" draw:z-index="73"><draw:object xlink:href="./Object 90" xlink:type="simple" xlink:show="embed" xlink:actuate="onLoad"/><draw:image xlink:href="./ObjectReplacements/Object 90" xlink:type="simple" xlink:show="embed" xlink:actuate="onLoad"/><svg:desc>formula</svg:desc></draw:frame><text:s/><text:span text:style-name="T67">leading to</text:span></text:p>
      <text:p text:style-name="P8"/>
      <text:p text:style-name="P21"/>
      <text:p text:style-name="P21"><draw:frame draw:style-name="fr1" draw:name="Object91" text:anchor-type="as-char" svg:y="-0.2008in" svg:width="1.7811in" svg:height="0.2728in" draw:z-index="74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21"/>
      <text:p text:style-name="P85"><draw:frame draw:style-name="fr1" draw:name="Object92" text:anchor-type="as-char" svg:y="-0.2008in" svg:width="2.3307in" svg:height="0.2736in" draw:z-index="75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85"/>
      <text:p text:style-name="P85"><text:span text:style-name="T67">Instead of starting at jj=0, we start at jj=(n-p)/2, and calculate each decreasing jj starting with</text:span><text:span text:style-name="T38"> </text:span><text:span text:style-name="T42"><draw:frame draw:style-name="fr1" draw:name="Object93" text:anchor-type="as-char" svg:y="-0.1484in" svg:width="0.6846in" svg:height="0.2181in" draw:z-index="76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7">and</text:span><draw:frame draw:style-name="fr1" draw:name="Object94" text:anchor-type="as-char" svg:y="-0.1484in" svg:width="0.6453in" svg:height="0.2181in" draw:z-index="77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67">which we will define shortly.</text:span></text:p>
      <text:p text:style-name="P85"/>
      <text:p text:style-name="P36">At the <text:span text:style-name="T67">beginning and end, or edges,</text:span> of the <text:span text:style-name="T62">system </text:span>matrix, <text:span text:style-name="T15"><draw:frame draw:style-name="fr1" draw:name="Object95" text:anchor-type="as-char" svg:y="-0.1484in" svg:width="0.8583in" svg:height="0.2091in" draw:z-index="78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5">(recognizing that the final </text:span><text:span text:style-name="T15"><draw:frame draw:style-name="fr1" draw:name="Object96" text:anchor-type="as-char" svg:y="-0.172in" svg:width="0.8134in" svg:height="0.2327in" draw:z-index="79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5">) so that the last 2*(m-1) values at jj=1 are solved for in terms of jj=2 by</text:span></text:p>
      <text:p text:style-name="P36"/>
      <text:p text:style-name="P36"><draw:frame draw:style-name="fr1" draw:name="Object97" text:anchor-type="as-char" svg:y="-0.2008in" svg:width="2.3799in" svg:height="0.2736in" draw:z-index="80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36"/>
      <text:p text:style-name="P84">The 2 x 2 version is given below as an example:</text:p>
      <text:p text:style-name="P86"/>
      <text:p text:style-name="P86"><draw:frame draw:style-name="fr2" draw:name="Object3" text:anchor-type="as-char" svg:y="-0.2992in" svg:width="2.772in" svg:height="0.552in" draw:z-index="9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6"/>
      <text:p text:style-name="P90">The rest of the values are then solved by back substitution <text:span text:style-name="T74">with</text:span><draw:frame draw:style-name="fr1" draw:name="Object88" text:anchor-type="as-char" svg:y="-0.1484in" svg:width="1.4374in" svg:height="0.2217in" draw:z-index="99"><draw:object xlink:href="./Object 88" xlink:type="simple" xlink:show="embed" xlink:actuate="onLoad"/><draw:image xlink:href="./ObjectReplacements/Object 88" xlink:type="simple" xlink:show="embed" xlink:actuate="onLoad"/><svg:desc>formula</svg:desc></draw:frame>.</text:p>
      <text:p text:style-name="P36"/>
      <text:p text:style-name="P84">Here we have implicitly decided to start the iterative solution at <text:s/>jj=(n-p)/2. <text:s/>If p=<text:span text:style-name="T68">modulo(n,m-1) =0, </text:span>then <text:span text:style-name="T79">we have the 2KU x 2KU matrix:</text:span></text:p>
      <text:p text:style-name="P84"/>
      <text:p text:style-name="P84"><draw:frame draw:style-name="fr2" draw:name="Object98" text:anchor-type="as-char" svg:y="-0.289in" svg:width="2.2291in" svg:height="0.5063in" draw:z-index="81"><draw:object xlink:href="./Object 98" xlink:type="simple" xlink:show="embed" xlink:actuate="onLoad"/><draw:image xlink:href="./ObjectReplacements/Object 98" xlink:type="simple" xlink:show="embed" xlink:actuate="onLoad"/><svg:desc>formula</svg:desc></draw:frame><text:s text:c="2"/><text:span text:style-name="T83">because </text:span><text:span text:style-name="T83"><draw:frame draw:style-name="fr1" draw:name="Object127" text:anchor-type="as-char" svg:y="-0.1634in" svg:width="0.9874in" svg:height="0.2236in" draw:z-index="109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p>
      <text:p text:style-name="P84"/>
      <text:p text:style-name="P84">If<draw:frame draw:style-name="fr1" draw:name="Object99" text:anchor-type="as-char" svg:y="-0.1484in" svg:width="0.4102in" svg:height="0.1839in" draw:z-index="83"><draw:object xlink:href="./Object 99" xlink:type="simple" xlink:show="embed" xlink:actuate="onLoad"/><draw:image xlink:href="./ObjectReplacements/Object 99" xlink:type="simple" xlink:show="embed" xlink:actuate="onLoad"/><svg:desc>formula</svg:desc></draw:frame>, <text:span text:style-name="T74">we have p additional values of </text:span><text:span text:style-name="T74"><draw:frame draw:style-name="fr1" draw:name="Object111" text:anchor-type="as-char" svg:y="-0.1484in" svg:width="0.2339in" svg:height="0.2091in" draw:z-index="110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4">to solve for, and </text:span>the definitions of<text:span text:style-name="T35"><draw:frame draw:style-name="fr1" draw:name="Object100" text:anchor-type="as-char" svg:y="-0.1484in" svg:width="0.6846in" svg:height="0.2181in" draw:z-index="84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7">and</text:span><draw:frame draw:style-name="fr1" draw:name="Object101" text:anchor-type="as-char" svg:y="-0.1484in" svg:width="0.6453in" svg:height="0.2181in" draw:z-index="85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74">are more complex. <text:s/>There are two cases, p &gt; KU or p &lt; KU, with both reducing to the same solution at p=KU. <text:s/>Consider the central rows:</text:span></text:p>
      <text:p text:style-name="P87"/>
      <text:p text:style-name="P92"><draw:frame draw:style-name="fr1" draw:name="Object113" text:anchor-type="as-char" svg:y="-0.1484in" svg:width="2.6272in" svg:height="0.2181in" draw:z-index="111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76">a vector p in length vs the definition of </text:span><text:span text:style-name="T76"><draw:frame draw:style-name="fr1" draw:name="Object114" text:anchor-type="as-char" svg:y="-0.1484in" svg:width="0.2063in" svg:height="0.2091in" draw:z-index="112"><draw:object xlink:href="./Object 114" xlink:type="simple" xlink:show="embed" xlink:actuate="onLoad"/><draw:image xlink:href="./ObjectReplacements/Object 114" xlink:type="simple" xlink:show="embed" xlink:actuate="onLoad"/></draw:frame></text:span><text:span text:style-name="T76">at j=(n-p)/2+1:</text:span></text:p>
      <text:p text:style-name="P92"/>
      <text:p text:style-name="P92"/>
      <text:p text:style-name="P92"><text:soft-page-break/><draw:frame draw:style-name="fr1" draw:name="Object115" text:anchor-type="as-char" svg:y="-0.152in" svg:width="5.1465in" svg:height="0.222in" draw:z-index="113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92"/>
      <text:p text:style-name="P106"/>
      <text:p text:style-name="P107">If p &gt; KU, then vecto<text:span text:style-name="T77">r</text:span><draw:frame draw:style-name="fr1" draw:name="Object116" text:anchor-type="as-char" svg:y="-0.1484in" svg:width="0.2228in" svg:height="0.2091in" draw:z-index="114"><draw:object xlink:href="./Object 116" xlink:type="simple" xlink:show="embed" xlink:actuate="onLoad"/><draw:image xlink:href="./ObjectReplacements/Object 116" xlink:type="simple" xlink:show="embed" xlink:actuate="onLoad"/></draw:frame> is longer than each half of vector<draw:frame draw:style-name="fr1" draw:name="Object118" text:anchor-type="as-char" svg:y="-0.1484in" svg:width="0.639in" svg:height="0.2181in" draw:z-index="115"><draw:object xlink:href="./Object 118" xlink:type="simple" xlink:show="embed" xlink:actuate="onLoad"/><draw:image xlink:href="./ObjectReplacements/Object 118" xlink:type="simple" xlink:show="embed" xlink:actuate="onLoad"/><svg:desc>formula</svg:desc></draw:frame><text:span text:style-name="T80">so that there is a duplication of the middle 2KU-p rows.</text:span> </text:p>
      <text:p text:style-name="P107"/>
      <text:p text:style-name="P107"><text:span text:style-name="T87">I</text:span>f p &lt; KU, vector<draw:frame draw:style-name="fr1" draw:name="Object119" text:anchor-type="as-char" svg:y="-0.1484in" svg:width="0.2228in" svg:height="0.2091in" draw:z-index="116"><draw:object xlink:href="./Object 119" xlink:type="simple" xlink:show="embed" xlink:actuate="onLoad"/><draw:image xlink:href="./ObjectReplacements/Object 119" xlink:type="simple" xlink:show="embed" xlink:actuate="onLoad"/><svg:desc>formula</svg:desc></draw:frame> is contained within each half of vector<draw:frame draw:style-name="fr1" draw:name="Object117" text:anchor-type="as-char" svg:y="-0.1484in" svg:width="0.639in" svg:height="0.2181in" draw:z-index="117"><draw:object xlink:href="./Object 117" xlink:type="simple" xlink:show="embed" xlink:actuate="onLoad"/><draw:image xlink:href="./ObjectReplacements/Object 117" xlink:type="simple" xlink:show="embed" xlink:actuate="onLoad"/></draw:frame><text:span text:style-name="T78">and an additional 2KU-2p rows are required. <text:s/></text:span></text:p>
      <text:p text:style-name="P107"/>
      <text:p text:style-name="P107"><text:span text:style-name="T78">If p=0, the 2KU rows (and columns) are generated by </text:span><text:span text:style-name="T78"><draw:frame draw:style-name="fr1" draw:name="Object120" text:anchor-type="as-char" svg:y="-0.1484in" svg:width="0.8583in" svg:height="0.2181in" draw:z-index="118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78">given above.</text:span></text:p>
      <text:p text:style-name="P106"/>
      <text:p text:style-name="P108">The p rows are generated by the central p equations <text:span text:style-name="T81">given by</text:span><draw:frame draw:style-name="fr1" draw:name="Object121" text:anchor-type="as-char" svg:y="-0.1744in" svg:width="1.4437in" svg:height="0.2437in" draw:z-index="119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80">where</text:span><text:span text:style-name="T80"><draw:frame draw:style-name="fr1" draw:name="Object124" text:anchor-type="as-char" svg:y="-0.1744in" svg:width="0.4516in" svg:height="0.2346in" draw:z-index="120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80">consists of the middle p inner values and </text:span><text:span text:style-name="T80"><draw:frame draw:style-name="fr1" draw:name="Object122" text:anchor-type="as-char" svg:y="-0.1634in" svg:width="0.498in" svg:height="0.2244in" draw:z-index="121"><draw:object xlink:href="./Object 122" xlink:type="simple" xlink:show="embed" xlink:actuate="onLoad"/><draw:image xlink:href="./ObjectReplacements/Object 122" xlink:type="simple" xlink:show="embed" xlink:actuate="onLoad"/></draw:frame></text:span><text:span text:style-name="T80">are p x p <text:s/>and p x 2KU matrices. <text:s/></text:span></text:p>
      <text:p text:style-name="P109"/>
      <text:p text:style-name="P109"><text:span text:style-name="T82">Using the relationship between vector</text:span><text:span text:style-name="T82"><draw:frame draw:style-name="fr1" draw:name="Object123" text:anchor-type="as-char" svg:y="-0.1484in" svg:width="0.2228in" svg:height="0.2091in" draw:z-index="122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82"> and vector</text:span><text:span text:style-name="T82"><draw:frame draw:style-name="fr1" draw:name="Object125" text:anchor-type="as-char" svg:y="-0.1484in" svg:width="0.639in" svg:height="0.2181in" draw:z-index="123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82">, and</text:span><draw:frame draw:style-name="fr1" draw:name="Object126" text:anchor-type="as-char" svg:y="-0.1484in" svg:width="2.6516in" svg:height="0.2319in" draw:z-index="124"><draw:object xlink:href="./Object 126" xlink:type="simple" xlink:show="embed" xlink:actuate="onLoad"/><draw:image xlink:href="./ObjectReplacements/Object 126" xlink:type="simple" xlink:show="embed" xlink:actuate="onLoad"/><svg:desc>formula</svg:desc></draw:frame>, <text:span text:style-name="T86">we can define </text:span><text:span text:style-name="T42"><draw:frame draw:style-name="fr1" draw:name="Object133" text:anchor-type="as-char" svg:y="-0.1484in" svg:width="0.6846in" svg:height="0.2181in" draw:z-index="125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37">and</text:span><text:span text:style-name="T67"><draw:frame draw:style-name="fr1" draw:name="Object134" text:anchor-type="as-char" svg:y="-0.1484in" svg:width="0.6453in" svg:height="0.2181in" draw:z-index="129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67">. <text:s text:c="2"/></text:span></text:p>
      <text:p text:style-name="P109"/>
      <text:p text:style-name="P109"><text:span text:style-name="T86">If p &lt; KU, the first p rows of</text:span><text:span text:style-name="T86"><draw:frame draw:style-name="fr1" draw:name="Object135" text:anchor-type="as-char" svg:y="-0.1484in" svg:width="0.6846in" svg:height="0.2181in" draw:z-index="130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86">are given by the first p rows of</text:span><text:span text:style-name="T86"><draw:frame draw:style-name="fr1" draw:name="Object136" text:anchor-type="as-char" svg:y="-0.172in" svg:width="0.6354in" svg:height="0.2327in" draw:z-index="134"><draw:object xlink:href="./Object 136" xlink:type="simple" xlink:show="embed" xlink:actuate="onLoad"/><draw:image xlink:href="./ObjectReplacements/Object 136" xlink:type="simple" xlink:show="embed" xlink:actuate="onLoad"/></draw:frame></text:span><text:span text:style-name="T86">and the last p rows of</text:span><text:span text:style-name="T86"><draw:frame draw:style-name="fr1" draw:name="Object137" text:anchor-type="as-char" svg:y="-0.1484in" svg:width="0.6846in" svg:height="0.2181in" draw:z-index="135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86">are given by the last p rows of</text:span><text:span text:style-name="T86"><draw:frame draw:style-name="fr1" draw:name="Object138" text:anchor-type="as-char" svg:y="-0.172in" svg:width="0.6354in" svg:height="0.2327in" draw:z-index="136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86">. <text:s/>The center of the matrix is a 2KU-2p version of</text:span><text:span text:style-name="T86"><draw:frame draw:style-name="fr1" draw:name="Object139" text:anchor-type="as-char" svg:y="-0.1484in" svg:width="0.2591in" svg:height="0.2091in" draw:z-index="137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86">. </text:span></text:p>
      <text:p text:style-name="P109"/>
      <text:p text:style-name="P109"><text:span text:style-name="T86">If p &gt; KU, then first KU rows of</text:span><text:span text:style-name="T86"><draw:frame draw:style-name="fr1" draw:name="Object140" text:anchor-type="as-char" svg:y="-0.1484in" svg:width="0.6846in" svg:height="0.2181in" draw:z-index="138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86">are given by the first KU rows of</text:span><text:span text:style-name="T86"><draw:frame draw:style-name="fr1" draw:name="Object141" text:anchor-type="as-char" svg:y="-0.172in" svg:width="0.6354in" svg:height="0.2327in" draw:z-index="139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86">and the last KU rows of</text:span><text:span text:style-name="T86"><draw:frame draw:style-name="fr1" draw:name="Object142" text:anchor-type="as-char" svg:y="-0.1484in" svg:width="0.6846in" svg:height="0.2181in" draw:z-index="140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86">are given by the last KU rows of</text:span><text:span text:style-name="T86"><draw:frame draw:style-name="fr1" draw:name="Object143" text:anchor-type="as-char" svg:y="-0.172in" svg:width="0.6354in" svg:height="0.2327in" draw:z-index="142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86">, resulting in a duplication of the middle 2KU-p rows. <text:s/></text:span><text:span text:style-name="T86"><draw:frame draw:style-name="fr1" draw:name="Object144" text:anchor-type="as-char" svg:y="-0.1484in" svg:width="0.6453in" svg:height="0.2181in" draw:z-index="143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86">is similarly defined, using</text:span><text:span text:style-name="T86"><draw:frame draw:style-name="fr1" draw:name="Object145" text:anchor-type="as-char" svg:y="-0.172in" svg:width="0.4929in" svg:height="0.2327in" draw:z-index="144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86">and </text:span><text:span text:style-name="T86"><draw:frame draw:style-name="fr1" draw:name="Object146" text:anchor-type="as-char" svg:y="-0.1484in" svg:width="0.3811in" svg:height="0.2181in" draw:z-index="145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86">.</text:span></text:p>
      <text:p text:style-name="P92"/>
      <text:p text:style-name="P92">Parallel <text:span text:style-name="T70">algorithm</text:span>:</text:p>
      <text:p text:style-name="P84"/>
      <text:p text:style-name="P96">Although the algorithms developed are iterative and inherently serial, we can solve both <text:span text:style-name="T72">forward and back algorithms </text:span>in parallel, <text:span text:style-name="T72">theoretically cutting down the computation time.</text:span></text:p>
      <text:p text:style-name="P96"/>
      <text:p text:style-name="P89">Note that by definition<draw:frame draw:style-name="fr1" draw:name="Object102" text:anchor-type="as-char" svg:y="-0.1484in" svg:width="1.4374in" svg:height="0.2217in" draw:z-index="86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89"/>
      <text:p text:style-name="P89"><text:span text:style-name="T84">Now, recalling that</text:span><draw:frame draw:style-name="fr1" draw:name="Object104" text:anchor-type="as-char" svg:y="-0.1634in" svg:width="1.4909in" svg:height="0.2362in" draw:z-index="126"><draw:object xlink:href="./Object 104" xlink:type="simple" xlink:show="embed" xlink:actuate="onLoad"/><draw:image xlink:href="./ObjectReplacements/Object 104" xlink:type="simple" xlink:show="embed" xlink:actuate="onLoad"/><svg:desc>formula</svg:desc></draw:frame><text:span text:style-name="T84">which is also</text:span> <draw:frame draw:style-name="fr1" draw:name="Object103" text:anchor-type="as-char" svg:y="-0.1634in" svg:width="1.1783in" svg:height="0.2362in" draw:z-index="87"><draw:object xlink:href="./Object 103" xlink:type="simple" xlink:show="embed" xlink:actuate="onLoad"/><draw:image xlink:href="./ObjectReplacements/Object 103" xlink:type="simple" xlink:show="embed" xlink:actuate="onLoad"/><svg:desc>formula</svg:desc></draw:frame>, <text:span text:style-name="T84">then inverting leads to</text:span> <draw:frame draw:style-name="fr1" draw:name="Object105" text:anchor-type="as-char" svg:y="-0.1984in" svg:width="1.5173in" svg:height="0.2717in" draw:z-index="89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89"/>
      <text:p text:style-name="P89"><text:span text:style-name="T84">Note however despite that</text:span>:</text:p>
      <text:p text:style-name="P88"><draw:frame draw:style-name="fr1" draw:name="Object106" text:anchor-type="as-char" svg:y="-0.1984in" svg:width="0.7917in" svg:height="0.2717in" draw:z-index="90"><draw:object xlink:href="./Object 106" xlink:type="simple" xlink:show="embed" xlink:actuate="onLoad"/><draw:image xlink:href="./ObjectReplacements/Object 106" xlink:type="simple" xlink:show="embed" xlink:actuate="onLoad"/><svg:desc>formula</svg:desc></draw:frame>and <draw:frame draw:style-name="fr1" draw:name="Object107" text:anchor-type="as-char" svg:y="-0.1984in" svg:width="0.939in" svg:height="0.2717in" draw:z-index="91"><draw:object xlink:href="./Object 107" xlink:type="simple" xlink:show="embed" xlink:actuate="onLoad"/><draw:image xlink:href="./ObjectReplacements/Object 107" xlink:type="simple" xlink:show="embed" xlink:actuate="onLoad"/><svg:desc>formula</svg:desc></draw:frame>. <text:s/></text:p>
      <text:p text:style-name="P88"/>
      <text:p text:style-name="P93">We can use this lack of equality to solve the iteration equations simultaneously forward and backward, starting from the first and last set of z at the edges, jj=1 and also starting from the middle of the matrix at kk=(n-p)/2. <text:s/>Proceeding iteratively from either direction eventually we will be at some value jj=kk+1, and we can solve for the values of z there, then back substitute simultaneously in both directions to solve for the all the values. <text:s/>It is straightforward to show that at some value jj:</text:p>
      <text:p text:style-name="P88"><draw:frame draw:style-name="fr1" draw:name="Object108" text:anchor-type="as-char" svg:y="-0.1992in" svg:width="2.2929in" svg:height="0.272in" draw:z-index="92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90"><text:soft-page-break/>and</text:p>
      <text:p text:style-name="P90"><draw:frame draw:style-name="fr1" draw:name="Object109" text:anchor-type="as-char" svg:y="-0.1992in" svg:width="2.5638in" svg:height="0.272in" draw:z-index="93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90"/>
      <text:p text:style-name="P91">at the common point <text:span text:style-name="T75">if</text:span><text:span text:style-name="T75"><draw:frame draw:style-name="fr1" draw:name="Object112" text:anchor-type="as-char" svg:y="-0.1984in" svg:width="0.7783in" svg:height="0.2717in" draw:z-index="141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75">. <text:s/>We can pick jj=(n/4) so that each iterative series takes half as many steps as either the usual forward or backward algorithm. <text:s text:c="2"/>Since each iterative series is independent, the computation can be done in parallel.</text:span></text:p>
      <text:p text:style-name="P87"/>
      <text:p text:style-name="P87"/>
      <text:p text:style-name="P96"/>
      <text:p text:style-name="P96"><text:span text:style-name="T72">Appendix: </text:span>Definition of matrices</text:p>
      <text:p text:style-name="P87"/>
      <text:p text:style-name="P87"/>
      <text:p text:style-name="P4">In general, an m-point equation, <text:span text:style-name="T3">with m-odd</text:span>, can be written:</text:p>
      <text:p text:style-name="P4"/>
      <text:p text:style-name="P4"><text:s/><text:span text:style-name="T3">in contrast with </text:span><text:span text:style-name="T3"><draw:frame draw:style-name="fr1" draw:name="Object4" text:anchor-type="as-char" svg:y="-0.2807in" svg:width="0.9638in" svg:height="0.4484in" draw:z-index="10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00"/>
      <text:p text:style-name="P4"/>
      <text:p text:style-name="P4"><text:s/><draw:frame draw:style-name="fr1" draw:name="Object82" text:anchor-type="as-char" svg:y="-0.2807in" svg:width="3.7134in" svg:height="0.4484in" draw:z-index="10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"/>
      <text:p text:style-name="P6">where the AB matrix is m x n, with n the number of points, <text:span text:style-name="T62">similar to </text:span>the general LAPACK band matrix (https://www.netlib.org/lapack/lug/node124.html) notation:</text:p>
      <text:p text:style-name="P97"/>
      <text:p text:style-name="P101"><draw:frame draw:style-name="fr1" draw:name="Object6" text:anchor-type="as-char" svg:y="-0.152in" svg:width="3.0547in" svg:height="0.2134in" draw:z-index="102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69">where the columns of A are the columns of AB and the diagonals of A are the rows of AB,</text:span></text:p>
      <text:p text:style-name="P101"/>
      <text:p text:style-name="P105">except that we allow wrapping the periodic coefficients and have the rows of A as the columns of AB and the diagonals of A are the rows of AB:</text:p>
      <text:p text:style-name="P102"/>
      <text:p text:style-name="P102"><draw:frame draw:style-name="fr1" draw:name="Object55" text:anchor-type="as-char" svg:y="-0.152in" svg:width="4.7118in" svg:height="0.2134in" draw:z-index="103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01"/>
      <text:p text:style-name="P56">In the non-periodic banded matrix, the coefficients AB(i,j)=0 when i+j-(m+1)/2 is &lt; 1 or &gt; n.</text:p>
      <text:p text:style-name="P103">With the above definition of AB[i,j] we have the square (i x k) for each j matrices:</text:p>
      <text:p text:style-name="P95"/>
      <text:p text:style-name="P95"><draw:frame draw:style-name="fr1" draw:name="Object63" text:anchor-type="as-char" svg:y="-0.3484in" svg:width="4.928in" svg:height="0.6366in" draw:z-index="104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95"/>
      <text:p text:style-name="P95"/>
      <text:p text:style-name="P95"><draw:frame draw:style-name="fr1" draw:name="Object64" text:anchor-type="as-char" svg:y="-0.3484in" svg:width="4.898in" svg:height="0.6366in" draw:z-index="105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95"/>
      <text:p text:style-name="P95"><text:soft-page-break/><draw:frame draw:style-name="fr1" draw:name="Object65" text:anchor-type="as-char" svg:y="-0.3484in" svg:width="4.3516in" svg:height="0.6366in" draw:z-index="106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95"/>
      <text:p text:style-name="P103"/>
      <text:p text:style-name="P104"><text:span text:style-name="T71">For the forward algorithm, t</text:span>he last Cj<text:span text:style-name="T62">j</text:span> and Pj<text:span text:style-name="T62">j</text:span> are (m-1+p<text:span text:style-name="T54">)</text:span> x (m-1<text:span text:style-name="T54">+</text:span>p<text:span text:style-name="T54">)</text:span>, <text:s/><text:span text:style-name="T71">in combination we define CjL generally even if</text:span><text:span text:style-name="T71"><draw:frame draw:style-name="fr1" draw:name="Object86" text:anchor-type="as-char" svg:y="-0.1484in" svg:width="0.4102in" svg:height="0.1839in" draw:z-index="107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104"/>
      <text:p text:style-name="P103"><draw:frame draw:style-name="fr1" draw:name="Object35" text:anchor-type="as-char" svg:y="-0.2402in" svg:width="5.2181in" svg:height="0.4209in" draw:z-index="108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103"/>
      <text:p text:style-name="P99">if p=0, <text:span text:style-name="T66">there are no extra rows:</text:span></text:p>
      <text:p text:style-name="P99"/>
      <text:p text:style-name="P99"><draw:frame draw:style-name="fr1" draw:name="Object87" text:anchor-type="as-char" svg:y="-0.1634in" svg:width="2.6398in" svg:height="0.2335in" draw:z-index="95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65">using the above definitions at the last j=(n-m+2)/2=(n+1)/2-KU</text:span></text:p>
      <text:p text:style-name="P99"/>
      <text:p text:style-name="P110">For the reverse algorithm, <text:span text:style-name="T85">the middle p equations can be written in the following format:</text:span><text:span text:style-name="T85"><draw:frame draw:style-name="fr1" draw:name="Object130" text:anchor-type="as-char" svg:y="-0.1744in" svg:width="1.4437in" svg:height="0.2437in" draw:z-index="131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5">where</text:span><text:span text:style-name="T85"><draw:frame draw:style-name="fr1" draw:name="Object131" text:anchor-type="as-char" svg:y="-0.1744in" svg:width="0.4516in" svg:height="0.2346in" draw:z-index="132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85">consists of the last p inner values and </text:span><text:span text:style-name="T85"><draw:frame draw:style-name="fr1" draw:name="Object132" text:anchor-type="as-char" svg:y="-0.1634in" svg:width="0.498in" svg:height="0.2244in" draw:z-index="133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85">are the matrices given below with dimensions <text:s/>p x p <text:s/>and p x 2KU. </text:span></text:p>
      <text:p text:style-name="P83"/>
      <text:p text:style-name="P83"><draw:frame draw:style-name="fr1" draw:name="Object128" text:anchor-type="as-char" svg:y="-0.2429in" svg:width="3.7957in" svg:height="0.4374in" draw:z-index="127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3"/>
      <text:p text:style-name="P111">and</text:p>
      <text:p text:style-name="P83"/>
      <text:p text:style-name="P83"><draw:frame draw:style-name="fr1" draw:name="Object129" text:anchor-type="as-char" svg:y="-0.3516in" svg:width="5.2673in" svg:height="0.6547in" draw:z-index="128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<text:p text:style-name="P83"/>
      <text:p text:style-name="P83"/>
      <text:p text:style-name="P82"/>
      <text:p text:style-name="P94">Copyright (c) 2021 <text:s text:c="2"/>Anthony M de Beu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27T11:48:36.150657319</meta:creation-date>
    <dc:date>2021-05-21T08:38:02.418853670</dc:date>
    <meta:editing-duration>P4DT18H13M24S</meta:editing-duration>
    <meta:editing-cycles>126</meta:editing-cycles>
    <meta:generator>LibreOffice/6.3.3.1$Linux_x86 LibreOffice_project/30$Build-1</meta:generator>
    <meta:print-date>2021-02-02T11:15:39.552609276</meta:print-date>
    <meta:document-statistic meta:table-count="0" meta:image-count="0" meta:object-count="146" meta:page-count="11" meta:paragraph-count="149" meta:word-count="1434" meta:character-count="8036" meta:non-whitespace-character-count="6603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0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01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02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103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vec z sub {jj}=    tilde  {A}} rSub { size 8{jj} } vec z sub {jj+1} + { vec  {v}} rSub { size 8{jj} }   {}
</annotation>
  </semantics>
</math>
</file>

<file path=Object 104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105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i mathvariant="italic">jj</mi>
                <mo stretchy="false">+</mo>
                <mn>1</mn>
              </mrow>
            </msub>
            <mo stretchy="false">⃗</mo>
          </mover>
          <mo stretchy="false">=</mo>
          <mover accent="true">
            <msubsup>
              <mi>A</mi>
              <mstyle mathsize="8pt">
                <mi mathvariant="italic">jj</mi>
              </mstyle>
              <mrow>
                <mo stretchy="false">−</mo>
                <mn>1</mn>
              </mrow>
            </msubsup>
            <mo stretchy="false">~</mo>
          </mover>
        </mrow>
        <mrow>
          <mover accent="true">
            <msub>
              <mi>z</mi>
              <mi mathvariant="italic">jj</mi>
            </msub>
            <mo stretchy="false">⃗</mo>
          </mover>
          <mo stretchy="false">−</mo>
          <msub>
            <mrow>
              <mover accent="true">
                <msubsup>
                  <mi>A</mi>
                  <mi mathvariant="italic">jj</mi>
                  <mrow>
                    <mo stretchy="false">−</mo>
                    <mn>1</mn>
                  </mrow>
                </msubsup>
                <mo stretchy="false">~</mo>
              </mover>
              <mover accent="true">
                <mi>v</mi>
                <mo stretchy="false">⃗</mo>
              </mover>
            </mrow>
            <mstyle mathsize="8pt">
              <mi mathvariant="italic">jj</mi>
            </mstyle>
          </msub>
        </mrow>
        <mrow/>
      </mrow>
    </mstyle>
    <annotation encoding="StarMath 5.0">size 12{ vec z sub {jj+1}=    tilde  {A} sup {-1} rSub { size 8{jj} } vec z sub {jj} - { tilde A sub {jj} sup -1 vec  {v}} rSub { size 8{jj} }   {}}
</annotation>
  </semantics>
</math>
</file>

<file path=Object 106/content.xml><?xml version="1.0" encoding="utf-8"?>
<math xmlns="http://www.w3.org/1998/Math/MathML" display="block">
  <semantics>
    <mrow>
      <mover accent="true">
        <msubsup>
          <mi>A</mi>
          <mstyle mathsize="8pt">
            <mi mathvariant="italic">jj</mi>
          </mstyle>
          <mrow>
            <mo stretchy="false">−</mo>
            <mn>1</mn>
          </mrow>
        </msubsup>
        <mo stretchy="false">~</mo>
      </mover>
      <mo stretchy="false">≠</mo>
      <mover accent="true">
        <msub>
          <mi>A</mi>
          <mrow>
            <mi mathvariant="italic">jj</mi>
            <mo stretchy="false">+</mo>
            <mn>1</mn>
          </mrow>
        </msub>
        <mo stretchy="false">¯</mo>
      </mover>
    </mrow>
    <annotation encoding="StarMath 5.0">tilde  {A} sup {-1} rSub { size 8{jj} } &lt;&gt; bar A sub { jj+1 } 
 </annotation>
  </semantics>
</math>
</file>

<file path=Object 107/content.xml><?xml version="1.0" encoding="utf-8"?>
<math xmlns="http://www.w3.org/1998/Math/MathML" display="block">
  <semantics>
    <mrow>
      <mover accent="true">
        <msubsup>
          <mi>A</mi>
          <mi mathvariant="italic">jj</mi>
          <mrow>
            <mo stretchy="false">−</mo>
            <mn>1</mn>
          </mrow>
        </msubsup>
        <mo stretchy="false">~</mo>
      </mover>
      <mrow>
        <mover accent="true">
          <msub>
            <mi>v</mi>
            <mstyle mathsize="8pt">
              <mi mathvariant="italic">jj</mi>
            </mstyle>
          </msub>
          <mo stretchy="false">⃗</mo>
        </mover>
        <mo stretchy="false">≠</mo>
        <mover accent="true">
          <msub>
            <mi>v</mi>
            <mrow>
              <mi mathvariant="italic">jj</mi>
              <mo stretchy="false">+</mo>
              <mn>1</mn>
            </mrow>
          </msub>
          <mo stretchy="false">¯</mo>
        </mover>
      </mrow>
    </mrow>
    <annotation encoding="StarMath 5.0">tilde A sub {jj} sup -1 vec  {v} rSub { size 8{jj} }   &lt;&gt;bar v sub  { jj+1 }
 </annotation>
  </semantics>
</math>
</file>

<file path=Object 108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i mathvariant="italic">jj</mi>
                    </msub>
                    <mo stretchy="false">¯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i mathvariant="italic">jj</mi>
              </msub>
              <mo stretchy="false">¯</mo>
            </mover>
            <mrow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  <mo stretchy="false">+</mo>
              <mover accent="true">
                <msub>
                  <mi>v</mi>
                  <mi mathvariant="italic">jj</mi>
                </msub>
                <mo stretchy="false">¯</mo>
              </mover>
            </mrow>
          </mrow>
        </mrow>
        <mo fence="true" stretchy="true">}</mo>
      </mrow>
    </mrow>
    <annotation encoding="StarMath 5.0">vec z sub jj = left lbrace tilde I  - bar A  sub jj tilde A sub {jj-1} right rbrace sup {-1} left lbrace {bar A sub {jj} vec v sub {jj-1} + bar v sub {jj}}right rbrace</annotation>
  </semantics>
</math>
</file>

<file path=Object 109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  <mover accent="true">
                  <msub>
                    <mi>A</mi>
                    <mi mathvariant="italic">jj</mi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  <mrow>
              <mover accent="true">
                <msub>
                  <mi>v</mi>
                  <mi mathvariant="italic">jj</mi>
                </msub>
                <mo stretchy="false">¯</mo>
              </mover>
              <mo stretchy="false">+</mo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</mrow>
          </mrow>
        </mrow>
        <mo fence="true" stretchy="true">}</mo>
      </mrow>
    </mrow>
    <annotation encoding="StarMath 5.0">vec z sub {jj-1} = left lbrace tilde I  - tilde A  sub {jj-1} bar A sub {jj} right rbrace sup {-1} left lbrace {tilde A sub {jj-1} bar v sub {jj} + vec v sub {jj-1}}right rbrace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m</mi>
        </munderover>
        <mrow>
          <msub>
            <mi>a</mi>
            <mi mathvariant="italic">ij</mi>
          </msub>
          <msub>
            <mi>z</mi>
            <mrow>
              <mi>i</mi>
              <mo stretchy="false">+</mo>
              <mi>j</mi>
            </mrow>
          </msub>
        </mrow>
      </mrow>
      <mo stretchy="false">=</mo>
      <msub>
        <mi>b</mi>
        <mi>j</mi>
      </msub>
    </mrow>
    <annotation encoding="StarMath 5.0">sum from i=1 to m {a_{ij}z_{ i+j }}=b_{ j }</annotation>
  </semantics>
</math>
</file>

<file path=Object 110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111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12/content.xml><?xml version="1.0" encoding="utf-8"?>
<math xmlns="http://www.w3.org/1998/Math/MathML" display="block">
  <semantics>
    <mrow>
      <mover accent="true">
        <msubsup>
          <mi>A</mi>
          <mstyle mathsize="8pt">
            <mrow>
              <mi mathvariant="italic">jj</mi>
              <mo stretchy="false">−</mo>
              <mn>1</mn>
            </mrow>
          </mstyle>
          <mrow>
            <mo stretchy="false">−</mo>
            <mn>1</mn>
          </mrow>
        </msubsup>
        <mo stretchy="false">~</mo>
      </mover>
      <mo stretchy="false">≠</mo>
      <mover accent="true">
        <msub>
          <mi>A</mi>
          <mi mathvariant="italic">jj</mi>
        </msub>
        <mo stretchy="false">¯</mo>
      </mover>
    </mrow>
    <annotation encoding="StarMath 5.0">tilde  {A} sup {-1} rSub { size 8{jj-1} } &lt;&gt; bar A sub { jj } 
 </annotation>
  </semantics>
</math>
</file>

<file path=Object 113/content.xml><?xml version="1.0" encoding="utf-8"?>
<math xmlns="http://www.w3.org/1998/Math/MathML" display="block">
  <semantics>
    <mrow>
      <mrow>
        <mover accent="true">
          <msub>
            <mi>z</mi>
            <mi>p</mi>
          </msub>
          <mo stretchy="false">⃗</mo>
        </mover>
        <mo stretchy="false">=</mo>
        <mtext>{ </mtext>
      </mrow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i>,</mi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2</mn>
        </mrow>
      </msub>
      <mi>,</mi>
      <mn>....</mn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i>p</mi>
        </mrow>
      </msub>
      <mtext>}</mtext>
    </mrow>
    <annotation encoding="StarMath 5.0">vec z sub {p} = "{ " z sub {(n-p)/2+1}, z sub { {(n-p)/2+2} },.... z sub {(n-p)/2+p} "}" </annotation>
  </semantics>
</math>
</file>

<file path=Object 114/content.xml><?xml version="1.0" encoding="utf-8"?>
<math xmlns="http://www.w3.org/1998/Math/MathML" display="block">
  <semantics>
    <mover accent="true">
      <msub>
        <mi>z</mi>
        <mi>j</mi>
      </msub>
      <mo stretchy="false">⃗</mo>
    </mover>
    <annotation encoding="StarMath 5.0">vec z sub j</annotation>
  </semantics>
</math>
</file>

<file path=Object 115/content.xml><?xml version="1.0" encoding="utf-8"?>
<math xmlns="http://www.w3.org/1998/Math/MathML" display="block">
  <semantics>
    <mrow>
      <mover accent="true">
        <msub>
          <mi>z</mi>
          <mrow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⃗</mo>
      </mover>
      <mo stretchy="false">=</mo>
      <mrow>
        <mo fence="true" form="prefix" stretchy="false">(</mo>
        <mrow>
          <mrow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  <mn>.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i mathvariant="italic">KU</mi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3</mn>
                <mo stretchy="false">−</mo>
                <mi mathvariant="italic">KU</mi>
              </mrow>
            </msub>
            <mn>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</mrow>
        </mrow>
        <mo fence="true" form="postfix" stretchy="false">)</mo>
      </mrow>
    </mrow>
    <annotation encoding="StarMath 5.0">vec z sub {(n-p)/2+1} =

(z sub {(n-p)/2+1},z sub {(n-p)/2+2}....z sub {(n-p)/2+KU},z sub {(n+p)/2+3-KU}...z sub {(n+p)/2+1},z sub {(n+p)/2+2 })</annotation>
  </semantics>
</math>
</file>

<file path=Object 116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17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8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9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20/content.xml><?xml version="1.0" encoding="utf-8"?>
<math xmlns="http://www.w3.org/1998/Math/MathML" display="block">
  <semantics>
    <mrow>
      <mover accent="true">
        <msub>
          <mi>A</mi>
          <mrow>
            <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¯</mo>
      </mover>
      <mo stretchy="false">=</mo>
      <mover accent="true">
        <msub>
          <mi>A</mi>
          <mn>0</mn>
        </msub>
        <mo stretchy="false">¯</mo>
      </mover>
    </mrow>
    <annotation encoding="StarMath 5.0">bar A sub { (n)/2+1 } = bar A sub 0</annotation>
  </semantics>
</math>
</file>

<file path=Object 121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2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23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4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25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26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row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i>p</mi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style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row>
      <mrow/>
    </mrow>
    <annotation encoding="StarMath 5.0">size 12{ vec z sub { (n-p)/2 +1}=    bar  {A}} rSub { size 8{ (n-p)/2 +1} } vec z sub {(n-p)/2} + { bar  {v}} rSub { size 8{ (n-p)/2 +1} }   {}
</annotation>
  </semantics>
</math>
</file>

<file path=Object 127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sub>
            <mo stretchy="false">⃗</mo>
          </mover>
          <mo stretchy="false">=</mo>
          <mover accent="true">
            <msub>
              <mi>A</mi>
              <mn>0</mn>
            </msub>
            <mo stretchy="false">~</mo>
          </mover>
        </mrow>
        <mover accent="true">
          <msub>
            <mi>z</mi>
            <mrow>
              <mi>n</mi>
              <mo stretchy="false">/</mo>
              <mn>2</mn>
            </mrow>
          </msub>
          <mo stretchy="false">⃗</mo>
        </mover>
      </mrow>
    </mstyle>
    <annotation encoding="StarMath 5.0">size 12{ vec z sub {n/2+1}=    tilde A sub 0 vec z sub {n/2} }</annotation>
  </semantics>
</math>
</file>

<file path=Object 128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C sub p  =
left lbrace alignl  {  stack {{AB[ KU+1+k-i,j+i-1 ]  "          " forall i,k "{"1,2...p "}"}  # else " 0" "                                        " j=(N-p)/2+1 } } right rbrace


  



 </annotation>
  </semantics>
</math>
</file>

<file path=Object 129/content.xml><?xml version="1.0" encoding="utf-8"?>
<math xmlns="http://www.w3.org/1998/Math/MathML" display="block">
  <semantics>
    <mrow>
      <mover accent="true">
        <msub>
          <mi>S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row>
                    <mi>k</mi>
                    <mo stretchy="false">≥</mo>
                    <mi>i</mi>
                  </mrow>
                  <mtext>  </mtext>
                  <mtext>k:{</mtext>
                  <mn>1,2.</mn>
                  <mn>..</mn>
                  <mi mathvariant="italic">KU</mi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>k</mi>
                          <mo stretchy="false">+</mo>
                          <mi>p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k</mi>
                  <mi mathvariant="normal">:</mi>
                  <mtext>{</mtext>
                  <mrow>
                    <mi mathvariant="italic">KU</mi>
                    <mo stretchy="false">+</mo>
                    <mn>1.</mn>
                  </mrow>
                  <mrow>
                    <mrow>
                      <mn>..2</mn>
                      <mo stretchy="false">∗</mo>
                      <mi mathvariant="italic">KU</mi>
                    </mrow>
                    <mo stretchy="false">−</mo>
                    <mi>p</mi>
                    <mo stretchy="false">+</mo>
                    <mi>i</mi>
                  </mrow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</mtext>
                  <mrow>
                    <mi>j</mi>
                    <mo stretchy="false">−</mo>
                    <mrow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i>p</mi>
                          </mrow>
                        </mrow>
                        <mo fence="true" form="postfix" stretchy="false">)</mo>
                      </mrow>
                      <mo stretchy="false">/</mo>
                      <mn>2</mn>
                    </mrow>
                    <mo stretchy="false">+</mo>
                    <mn>1</mn>
                  </mrow>
                </mrow>
              </mtd>
            </mtr>
          </mtable>
        </mrow>
        <mo fence="true" form="postfix" stretchy="true">}</mo>
      </mrow>
    </mrow>
    <annotation encoding="StarMath 5.0">tilde S sub p = left lbrace alignl  {  stack {{AB[ 1+k-i,j+i-1 ]  "          " forall k &gt;=i "  "  "k:{"1,2...KU "}"
 forall i: "{"1,2...p "}" } #  {AB[ k+p-i+1,j+i-1 ] "    "forall k: "{" KU+1...2*KU-p+i"}" forall i: "{"1,2...p "}" } # else " 0" "                                  " j-(N-p)/2+1} } right rbrace


  



 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30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31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3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3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35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6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7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8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9/content.xml><?xml version="1.0" encoding="utf-8"?>
<math xmlns="http://www.w3.org/1998/Math/MathML" display="block">
  <semantics>
    <mover accent="true">
      <msub>
        <mi>A</mi>
        <mn>0</mn>
      </msub>
      <mo stretchy="false">¯</mo>
    </mover>
    <annotation encoding="StarMath 5.0">bar A sub { 0 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4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41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2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43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45/content.xml><?xml version="1.0" encoding="utf-8"?>
<math xmlns="http://www.w3.org/1998/Math/MathML" display="block">
  <semantics>
    <mrow>
      <msubsup>
        <mi>C</mi>
        <mi>p</mi>
        <mrow>
          <mo stretchy="false">−</mo>
          <mn>1</mn>
        </mrow>
      </msubsup>
      <msub>
        <mi>b</mi>
        <mi>p</mi>
      </msub>
    </mrow>
    <annotation encoding="StarMath 5.0">C sub p sup { -1 }b sub p</annotation>
  </semantics>
</math>
</file>

<file path=Object 146/content.xml><?xml version="1.0" encoding="utf-8"?>
<math xmlns="http://www.w3.org/1998/Math/MathML" display="block">
  <semantics>
    <mover accent="true">
      <msub>
        <mi>v</mi>
        <mrow>
          <mrow>
            <mo fence="true" form="prefix" stretchy="false">(</mo>
            <mrow>
              <mi>n</mi>
            </mrow>
            <mo fence="true" form="postfix" stretchy="false">)</mo>
          </mrow>
          <mo stretchy="false">/</mo>
          <mn>2</mn>
        </mrow>
      </msub>
      <mo stretchy="false">¯</mo>
    </mover>
    <annotation encoding="StarMath 5.0">bar v sub { (n)/2 }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row>
              <mo stretchy="false">−</mo>
              <mi mathvariant="italic">KU</mi>
            </mrow>
          </mrow>
          <mrow>
            <mi>i</mi>
            <mo stretchy="false">=</mo>
            <mi mathvariant="italic">KU</mi>
          </mrow>
        </munderover>
        <mrow>
          <mi mathvariant="italic">AB</mi>
          <mrow>
            <mrow>
              <mo fence="true" stretchy="false">(</mo>
              <mrow>
                <mrow>
                  <mrow>
                    <mi mathvariant="italic">KU</mi>
                    <mo stretchy="false">+</mo>
                    <mn>1</mn>
                    <mo stretchy="false">+</mo>
                    <mi>i</mi>
                  </mrow>
                  <mi>,</mi>
                  <mi>i</mi>
                </mrow>
              </mrow>
              <mo fence="true" stretchy="false">)</mo>
            </mrow>
            <mo stretchy="false">∗</mo>
            <mi>z</mi>
          </mrow>
          <mrow>
            <mo fence="true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1</mn>
                      </mrow>
                      <mi>,</mi>
                      <mi>N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  <mo stretchy="false">=</mo>
      <msub>
        <mi>b</mi>
        <mi>j</mi>
      </msub>
    </mrow>
    <annotation encoding="StarMath 5.0">sum from{i=-KU} to{i=KU}{AB(KU+1+i,i)*z(1+mod(N+i+j-1,N))}=b_{ j }  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−</mo>
          <mrow>
            <mo fence="true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4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5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KU+1+i-j,j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row>
                  <mn>2</mn>
                  <mo stretchy="false">∗</mo>
                  <mi mathvariant="italic">KU</mi>
                </mrow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row>
                      <mi>N</mi>
                      <mo stretchy="false">+</mo>
                      <mi mathvariant="italic">KU</mi>
                      <mo stretchy="false">+</mo>
                      <mn>1</mn>
                      <mo stretchy="false">+</mo>
                      <mi>i</mi>
                      <mo stretchy="false">−</mo>
                      <mi>j</mi>
                    </mrow>
                    <mi>,</mi>
                    <mi>N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*KU+2-mod(N+KU+1+i-j,N),i) = a_{ij} with KU=(m-1)/2 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over accent="true">
      <msub>
        <mi>v</mi>
        <mrow>
          <mi mathvariant="italic">jj</mi>
          <mo stretchy="false">−</mo>
          <mn>1</mn>
        </mrow>
      </msub>
      <mo stretchy="false">⃗</mo>
    </mover>
    <annotation encoding="StarMath 5.0">vec 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over accent="true">
      <msub>
        <mi>A</mi>
        <mn>1</mn>
      </msub>
      <mo stretchy="false">~</mo>
    </mover>
    <annotation encoding="StarMath 5.0">tilde A sub {1 }</annotation>
  </semantics>
</math>
</file>

<file path=Object 83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84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85/content.xml><?xml version="1.0" encoding="utf-8"?>
<math xmlns="http://www.w3.org/1998/Math/MathML" display="block">
  <semantics>
    <mover accent="true">
      <msub>
        <mi>A</mi>
        <mi>j</mi>
      </msub>
      <mo stretchy="false">~</mo>
    </mover>
    <annotation encoding="StarMath 5.0">tilde A sub { j }</annotation>
  </semantics>
</math>
</file>

<file path=Object 86/content.xml><?xml version="1.0" encoding="utf-8"?>
<math xmlns="http://www.w3.org/1998/Math/MathML" display="block">
  <semantics>
    <mover accent="true">
      <msub>
        <mi>v</mi>
        <mi>j</mi>
      </msub>
      <mo stretchy="false">⃗</mo>
    </mover>
    <annotation encoding="StarMath 5.0">vec v sub { j }</annotation>
  </semantics>
</math>
</file>

<file path=Object 87/content.xml><?xml version="1.0" encoding="utf-8"?>
<math xmlns="http://www.w3.org/1998/Math/MathML" display="block">
  <semantics>
    <mover accent="true">
      <msub>
        <mi>v</mi>
        <mn>1</mn>
      </msub>
      <mo stretchy="false">⃗</mo>
    </mover>
    <annotation encoding="StarMath 5.0">vec v sub { 1 }</annotation>
  </semantics>
</math>
</file>

<file path=Object 88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89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ver accent="true">
            <msub>
              <mi>C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  <mo stretchy="false">+</mo>
          <mover accent="true">
            <msub>
              <mi>P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=tilde C sub {N/(2KU)} + tilde P sub {N/(2KU)} tilde A sub 0 

  



 </annotation>
  </semantics>
</math>
</file>

<file path=Object 90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P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S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−</mo>
            <mn>1</mn>
          </mrow>
        </msub>
        <mo stretchy="false">⃗</mo>
      </mover>
    </mrow>
    <annotation encoding="StarMath 5.0">left lbrace tilde C sub jj + tilde P sub jj bar A sub {jj+1} right rbrace vec { z sub jj } 
+ tilde P sub jj vec { v sub {jj+1} } = vec b sub jj -tilde S sub jj vec { z sub {jj-1} }</annotation>
  </semantics>
</math>
</file>

<file path=Object 91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¯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P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+</mo>
                        <mn>1</mn>
                      </mrow>
                    </msub>
                    <mo stretchy="false">¯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S</mi>
          <mi mathvariant="italic">jj</mi>
        </msub>
        <mo stretchy="false">~</mo>
      </mover>
    </mrow>
    <annotation encoding="StarMath 5.0">bar A sub jj = -left lbrace tilde C sub jj + tilde P sub jj bar A sub {jj+1} right rbrace sup {-1} tilde S sub jj</annotation>
  </semantics>
</math>
</file>

<file path=Object 9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¯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+</mo>
                      <mn>1</mn>
                    </mrow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</mrow>
    <annotation encoding="StarMath 5.0">bar v sub jj = left lbrace tilde C sub jj + tilde P sub jj bar A sub {jj+1} right rbrace sup {-1} left lbrace {vec b sub jj - tilde P sub jj bar v sub {jj+1}}right rbrace</annotation>
  </semantics>
</math>
</file>

<file path=Object 9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+1 }</annotation>
  </semantics>
</math>
</file>

<file path=Object 9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+1 }</annotation>
  </semantics>
</math>
</file>

<file path=Object 95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¯</mo>
        </mover>
      </mrow>
      <mover accent="true">
        <msub>
          <mi>z</mi>
          <mi mathvariant="italic">jj</mi>
        </msub>
        <mo stretchy="false">⃗</mo>
      </mover>
    </mrow>
    <annotation encoding="StarMath 5.0">vec z sub { jj -1 } = bar A sub 0 vec z sub {jj} </annotation>
  </semantics>
</math>
</file>

<file path=Object 96/content.xml><?xml version="1.0" encoding="utf-8"?>
<math xmlns="http://www.w3.org/1998/Math/MathML" display="block">
  <semantics>
    <mrow>
      <mover accent="true">
        <msub>
          <mi>A</mi>
          <mi>j</mi>
        </msub>
        <mo stretchy="false">¯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¯</mo>
            </mover>
          </mrow>
          <mo fence="true" stretchy="false">}</mo>
        </mrow>
        <mrow>
          <mo stretchy="false">−</mo>
          <mn>1</mn>
        </mrow>
      </msup>
    </mrow>
    <annotation encoding="StarMath 5.0">bar A sub { j } = lbrace bar A sub 0 rbrace sup { -1 }</annotation>
  </semantics>
</math>
</file>

<file path=Object 97/content.xml><?xml version="1.0" encoding="utf-8"?>
<math xmlns="http://www.w3.org/1998/Math/MathML" display="block">
  <semantics>
    <mrow>
      <mrow>
        <mover accent="true">
          <msub>
            <mi>z</mi>
            <mn>1</mn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n>1</mn>
                    </msub>
                    <mo stretchy="false">~</mo>
                  </mover>
                  <mo stretchy="false">+</mo>
                  <mover accent="true">
                    <msub>
                      <mi>S</mi>
                      <mn>1</mn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¯</mo>
                  </mover>
                  <mo stretchy="false">+</mo>
                  <mover accent="true">
                    <msub>
                      <mi>P</mi>
                      <mn>1</mn>
                    </msub>
                    <mo stretchy="false">~</mo>
                  </mover>
                </mrow>
                <mover accent="true">
                  <msub>
                    <mi>A</mi>
                    <mn>2</mn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n>1</mn>
                </msub>
                <mo stretchy="false">⃗</mo>
              </mover>
              <mo stretchy="false">−</mo>
              <mover accent="true">
                <msub>
                  <mi>P</mi>
                  <mn>1</mn>
                </msub>
                <mo stretchy="false">~</mo>
              </mover>
            </mrow>
            <mover accent="true">
              <msub>
                <mi>v</mi>
                <mn>2</mn>
              </msub>
              <mo stretchy="false">¯</mo>
            </mover>
          </mrow>
        </mrow>
        <mo fence="true" stretchy="true">}</mo>
      </mrow>
    </mrow>
    <annotation encoding="StarMath 5.0"> vec { z sub 1 } 
 = left lbrace tilde C sub 1 + tilde S sub 1 bar A sub 0 + tilde P sub 1 bar A sub {2}  right rbrace sup -1 left lbrace vec b sub 1-tilde P sub 1 bar { v sub {2} } right rbrace

</annotation>
  </semantics>
</math>
</file>

<file path=Object 98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</mtr>
                  <mtr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over accent="true">
              <mn>0</mn>
              <mo stretchy="false">⃗</mo>
            </mover>
          </mrow>
        </mrow>
      </mstyle>
      <mrow/>
    </mrow>
    <annotation encoding="StarMath 5.0"> size 12 { { bar  {A}} rSub { size 8{(n/2+1)} } = left [ matrix {
 0 {} # tilde I sub {KU} ##
 tilde I sub {KU} # 0{}
 }  right ], { bar  {v}} rSub { size 8{(n/2+1)} } = vec 0} {}</annotation>
  </semantics>
</math>
</file>

<file path=Object 99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